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Calibri" svg:font-family="Calibri, sans-serif"/>
    <style:font-face style:name="Georgia\, serif" svg:font-family="'Georgia\, serif'"/>
    <style:font-face style:name="Helvetica Neue" svg:font-family="'Helvetica Neue', Arial, sans-serif"/>
    <style:font-face style:name="Interstate-Light" svg:font-family="Interstate-Light, serif"/>
    <style:font-face style:name="Lucida Grande" svg:font-family="'Lucida Grande'"/>
    <style:font-face style:name="Mangal1" svg:font-family="Mangal"/>
    <style:font-face style:name="Verdana" svg:font-family="Verdana, sans-serif"/>
    <style:font-face style:name="inherit" svg:font-family="inherit"/>
    <style:font-face style:name="proxima-nova" svg:font-family="proxima-nova, sans-serif"/>
    <style:font-face style:name="sans-serif" svg:font-family="sans-serif"/>
    <style:font-face style:name="serif" svg:font-family="serif"/>
    <style:font-face style:name="Plato Regular" svg:font-family="'Plato Regular'" style:font-pitch="variable"/>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1" fo:font-size="10pt" fo:letter-spacing="normal" fo:font-style="normal" fo:font-weight="normal" officeooo:rsid="00756610" officeooo:paragraph-rsid="0007c03f" style:font-size-asian="10pt" style:font-name-complex="Verdana1" style:font-size-complex="10pt"/>
    </style:style>
    <style:style style:name="P2" style:family="paragraph" style:parent-style-name="Text_20_body">
      <style:paragraph-properties fo:margin-left="0in" fo:margin-right="0in" fo:margin-top="0in" fo:margin-bottom="0in" style:contextual-spacing="false" fo:text-indent="0in" style:auto-text-indent="false"/>
      <style:text-properties fo:color="#000000" officeooo:paragraph-rsid="0005d663"/>
    </style:style>
    <style:style style:name="P3"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color="#000000" fo:font-size="13pt" officeooo:paragraph-rsid="0005d663"/>
    </style:style>
    <style:style style:name="P4" style:family="paragraph" style:parent-style-name="Text_20_body">
      <style:paragraph-properties fo:margin-left="0in" fo:margin-right="0in" fo:margin-top="0.1043in" fo:margin-bottom="0.1043in" style:contextual-spacing="false" fo:text-indent="0in" style:auto-text-indent="false"/>
      <style:text-properties fo:color="#000000" fo:font-size="10.5pt" officeooo:paragraph-rsid="0005d663"/>
    </style:style>
    <style:style style:name="P5" style:family="paragraph" style:parent-style-name="Text_20_body">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officeooo:paragraph-rsid="0005d663"/>
    </style:style>
    <style:style style:name="P6" style:family="paragraph" style:parent-style-name="Text_20_body">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444444" style:font-name="Helvetica Neue" fo:font-size="10.5pt" fo:letter-spacing="normal" fo:font-style="normal" fo:font-weight="normal" officeooo:rsid="001519de" officeooo:paragraph-rsid="0005d663" style:font-size-asian="10pt" style:font-weight-asian="normal" style:font-name-complex="Verdana1" style:font-size-complex="10pt" style:font-weight-complex="normal"/>
    </style:style>
    <style:style style:name="P7" style:family="paragraph" style:parent-style-name="Text_20_body" style:list-style-name="L1">
      <style:paragraph-properties fo:margin-left="0in" fo:margin-right="0in" fo:text-indent="0in" style:auto-text-indent="false"/>
      <style:text-properties officeooo:paragraph-rsid="0005d663"/>
    </style:style>
    <style:style style:name="P8"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0pt" fo:letter-spacing="normal" fo:font-style="normal" fo:font-weight="normal" officeooo:paragraph-rsid="0005d663" style:font-size-asian="10pt" style:font-size-complex="10pt"/>
    </style:style>
    <style:style style:name="P9"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color="#000000" style:font-name="Times New Roman" fo:font-size="10pt" officeooo:rsid="00f84311" officeooo:paragraph-rsid="0005d663" style:font-size-asian="10pt" style:font-size-complex="10pt"/>
    </style:style>
    <style:style style:name="P10" style:family="paragraph" style:parent-style-name="Text_20_body">
      <style:paragraph-properties style:line-height-at-least="0.1465in"/>
      <style:text-properties style:font-name="Verdana" fo:font-size="10pt" officeooo:paragraph-rsid="0005d663"/>
    </style:style>
    <style:style style:name="P11" style:family="paragraph" style:parent-style-name="Text_20_body">
      <style:paragraph-properties style:line-height-at-least="0.1465in"/>
      <style:text-properties style:font-name="Verdana" fo:font-size="10pt" officeooo:paragraph-rsid="0007c03f"/>
    </style:style>
    <style:style style:name="P12" style:family="paragraph" style:parent-style-name="Text_20_body">
      <style:paragraph-properties style:line-height-at-least="0.1465in"/>
      <style:text-properties officeooo:paragraph-rsid="0005d663"/>
    </style:style>
    <style:style style:name="P13" style:family="paragraph" style:parent-style-name="Text_20_body">
      <style:text-properties fo:color="#000000" style:font-name="serif" fo:font-size="14pt" fo:font-weight="bold" officeooo:paragraph-rsid="0005d663"/>
    </style:style>
    <style:style style:name="P14" style:family="paragraph" style:parent-style-name="Text_20_body">
      <style:text-properties fo:color="#000000" officeooo:paragraph-rsid="0005d663"/>
    </style:style>
    <style:style style:name="P15" style:family="paragraph" style:parent-style-name="Text_20_body">
      <style:paragraph-properties style:line-height-at-least="0.2189in"/>
      <style:text-properties fo:color="#333333" style:font-name="Lucida Grande" fo:font-size="11pt" officeooo:paragraph-rsid="0005d663"/>
    </style:style>
    <style:style style:name="P16" style:family="paragraph" style:parent-style-name="Text_20_body">
      <style:paragraph-properties style:line-height-at-least="0.2189in"/>
      <style:text-properties officeooo:paragraph-rsid="0005d663"/>
    </style:style>
    <style:style style:name="P17" style:family="paragraph" style:parent-style-name="Text_20_body">
      <style:paragraph-properties style:line-height-at-least="0.2189in"/>
      <style:text-properties fo:color="#343434" officeooo:paragraph-rsid="0005d663" fo:background-color="#ffffff"/>
    </style:style>
    <style:style style:name="P18" style:family="paragraph" style:parent-style-name="Text_20_body">
      <style:text-properties officeooo:paragraph-rsid="0005d663"/>
    </style:style>
    <style:style style:name="P19" style:family="paragraph" style:parent-style-name="Text_20_body">
      <style:text-properties officeooo:rsid="0175e28f" officeooo:paragraph-rsid="0007c03f"/>
    </style:style>
    <style:style style:name="P20" style:family="paragraph" style:parent-style-name="Text_20_body">
      <style:paragraph-properties style:line-height-at-least="0.1465in"/>
      <style:text-properties style:font-name="Verdana1" fo:font-size="10pt" fo:font-weight="normal" officeooo:rsid="00619118" officeooo:paragraph-rsid="0007c03f" style:font-size-asian="10pt" style:font-weight-asian="normal" style:font-name-complex="Verdana1" style:font-size-complex="10pt" style:font-weight-complex="normal"/>
    </style:style>
    <style:style style:name="P21" style:family="paragraph" style:parent-style-name="Text_20_body">
      <style:text-properties officeooo:rsid="00eb1992" officeooo:paragraph-rsid="0007c03f"/>
    </style:style>
    <style:style style:name="P22" style:family="paragraph" style:parent-style-name="Text_20_body">
      <style:text-properties officeooo:paragraph-rsid="0007c03f"/>
    </style:style>
    <style:style style:name="P23" style:family="paragraph" style:parent-style-name="Text_20_body">
      <style:paragraph-properties style:line-height-at-least="0.1465in" fo:break-before="page"/>
      <style:text-properties style:font-name="Verdana" fo:font-size="10pt" fo:font-weight="bold" officeooo:paragraph-rsid="0005d663"/>
    </style:style>
    <style:style style:name="P24" style:family="paragraph" style:parent-style-name="Text_20_body">
      <style:paragraph-properties fo:margin-top="0in" fo:margin-bottom="0in" style:contextual-spacing="false"/>
      <style:text-properties fo:color="#000000" style:font-name="Verdana" fo:font-size="10pt" officeooo:paragraph-rsid="0005d663"/>
    </style:style>
    <style:style style:name="P25" style:family="paragraph" style:parent-style-name="Text_20_body">
      <style:paragraph-properties fo:margin-top="0in" fo:margin-bottom="0in" style:contextual-spacing="false"/>
      <style:text-properties officeooo:paragraph-rsid="0005d663"/>
    </style:style>
    <style:style style:name="P26" style:family="paragraph" style:parent-style-name="Text_20_body">
      <style:paragraph-properties fo:margin-top="0in" fo:margin-bottom="0.139in" style:contextual-spacing="false" fo:line-height="115%"/>
      <style:text-properties fo:font-size="10pt" officeooo:rsid="00f84311" officeooo:paragraph-rsid="0005d663"/>
    </style:style>
    <style:style style:name="P27" style:family="paragraph" style:parent-style-name="Text_20_body">
      <style:paragraph-properties fo:margin-left="0.0209in" fo:margin-right="0in" fo:text-indent="0in" style:auto-text-indent="false"/>
      <style:text-properties officeooo:paragraph-rsid="0005d663"/>
    </style:style>
    <style:style style:name="P28" style:family="paragraph" style:parent-style-name="Standard">
      <style:paragraph-properties fo:line-height="200%" fo:orphans="0" fo:widows="0">
        <style:tab-stops>
          <style:tab-stop style:position="0.5in"/>
        </style:tab-stops>
      </style:paragraph-properties>
      <style:text-properties officeooo:paragraph-rsid="0007c03f"/>
    </style:style>
    <style:style style:name="P29" style:family="paragraph" style:parent-style-name="Standard">
      <style:paragraph-properties fo:line-height="200%" fo:orphans="0" fo:widows="0"/>
      <style:text-properties officeooo:paragraph-rsid="0007c03f"/>
    </style:style>
    <style:style style:name="P30" style:family="paragraph" style:parent-style-name="Standard">
      <style:paragraph-properties fo:line-height="200%"/>
      <style:text-properties officeooo:paragraph-rsid="0007c03f"/>
    </style:style>
    <style:style style:name="P31" style:family="paragraph" style:parent-style-name="Standard">
      <style:paragraph-properties fo:line-height="200%" fo:orphans="0" fo:widows="0"/>
      <style:text-properties fo:font-size="12pt" officeooo:paragraph-rsid="0007c03f" style:font-size-asian="12pt"/>
    </style:style>
    <style:style style:name="P32" style:family="paragraph" style:parent-style-name="Heading_20_6">
      <style:paragraph-properties fo:margin-left="0in" fo:margin-right="0in" fo:margin-top="0in" fo:margin-bottom="0in" style:contextual-spacing="false" fo:text-indent="0in" style:auto-text-indent="false" fo:padding="0in" fo:border="none"/>
      <style:text-properties fo:text-transform="uppercase" fo:color="#000000" style:font-name="inherit" fo:font-size="9pt" fo:font-weight="normal"/>
    </style:style>
    <style:style style:name="P33" style:family="paragraph" style:parent-style-name="Heading_20_6">
      <style:paragraph-properties fo:margin-left="0in" fo:margin-right="0in" fo:margin-top="0in" fo:margin-bottom="0.052in" style:contextual-spacing="false" fo:text-indent="0in" style:auto-text-indent="false" fo:padding="0in" fo:border="none"/>
    </style:style>
    <style:style style:name="P34" style:family="paragraph" style:parent-style-name="Heading_20_1">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444444" style:font-name="Helvetica Neue" fo:font-size="10.5pt" fo:letter-spacing="normal" fo:font-style="normal" fo:font-weight="normal" officeooo:paragraph-rsid="0005d663"/>
    </style:style>
    <style:style style:name="P35" style:family="paragraph" style:parent-style-name="Heading_20_1">
      <style:paragraph-properties fo:margin-left="0in" fo:margin-right="0in" fo:margin-top="0in" fo:margin-bottom="0.1043in" style:contextual-spacing="false" style:line-height-at-least="0.1874in" fo:text-align="start" style:justify-single-word="false" fo:text-indent="0in" style:auto-text-indent="false" fo:padding="0in" fo:border="none"/>
      <style:text-properties fo:font-variant="normal" fo:text-transform="none" fo:color="#333333" style:font-name="Arial1" fo:font-size="10.5pt" fo:letter-spacing="normal" fo:font-style="normal" fo:font-weight="bold" officeooo:rsid="001519de" officeooo:paragraph-rsid="0005d663" style:font-size-asian="10pt" style:font-weight-asian="normal" style:font-name-complex="Verdana1" style:font-size-complex="10pt" style:font-weight-complex="normal"/>
    </style:style>
    <style:style style:name="P36" style:family="paragraph" style:parent-style-name="Normal_20__28_Web_29_">
      <style:paragraph-properties style:line-height-at-least="0.1465in"/>
      <style:text-properties style:font-name="Verdana1" fo:font-size="10pt" fo:font-weight="normal" officeooo:rsid="000a3927" officeooo:paragraph-rsid="0007c03f" style:font-size-asian="10pt" style:font-weight-asian="normal" style:font-name-complex="Verdana1" style:font-size-complex="10pt" style:font-weight-complex="normal"/>
    </style:style>
    <style:style style:name="P37" style:family="paragraph" style:parent-style-name="Normal_20__28_Web_29_">
      <style:paragraph-properties style:line-height-at-least="0.1465in"/>
      <style:text-properties style:font-name="Verdana1" fo:font-size="10pt" fo:font-weight="normal" officeooo:rsid="00619118" officeooo:paragraph-rsid="0007c03f" style:font-size-asian="10pt" style:font-weight-asian="normal" style:font-name-complex="Verdana1" style:font-size-complex="10pt" style:font-weight-complex="normal"/>
    </style:style>
    <style:style style:name="P38" style:family="paragraph" style:parent-style-name="Normal_20__28_Web_29_">
      <style:paragraph-properties style:line-height-at-least="0.1465in"/>
      <style:text-properties style:font-name="Verdana1" fo:font-size="10pt" fo:font-weight="normal" officeooo:rsid="006778ef" officeooo:paragraph-rsid="0007c03f" style:font-size-asian="10pt" style:font-weight-asian="normal" style:font-name-complex="Verdana1" style:font-size-complex="10pt" style:font-weight-complex="normal"/>
    </style:style>
    <style:style style:name="P39" style:family="paragraph" style:parent-style-name="Normal_20__28_Web_29_">
      <style:paragraph-properties style:line-height-at-least="0.1465in"/>
      <style:text-properties style:font-name="Verdana1" fo:font-size="10pt" fo:font-weight="normal" officeooo:rsid="0062bdb8" officeooo:paragraph-rsid="0007c03f" style:font-size-asian="10pt" style:font-weight-asian="normal" style:font-name-complex="Verdana1" style:font-size-complex="10pt" style:font-weight-complex="normal"/>
    </style:style>
    <style:style style:name="P40" style:family="paragraph" style:parent-style-name="Normal_20__28_Web_29_">
      <style:paragraph-properties style:line-height-at-least="0.1465in"/>
      <style:text-properties style:font-name="Verdana1" fo:font-size="10pt" fo:font-weight="normal" officeooo:rsid="00675b06" officeooo:paragraph-rsid="0007c03f" style:font-size-asian="10pt" style:font-weight-asian="normal" style:font-name-complex="Verdana1" style:font-size-complex="10pt" style:font-weight-complex="normal"/>
    </style:style>
    <style:style style:name="P41" style:family="paragraph" style:parent-style-name="Normal_20__28_Web_29_">
      <style:paragraph-properties style:line-height-at-least="0.1465in"/>
      <style:text-properties style:font-name="Verdana1" fo:font-size="10pt" fo:font-weight="normal" officeooo:rsid="0068523c" officeooo:paragraph-rsid="0007c03f" style:font-size-asian="10pt" style:font-weight-asian="normal" style:font-name-complex="Verdana1" style:font-size-complex="10pt" style:font-weight-complex="normal"/>
    </style:style>
    <style:style style:name="P42" style:family="paragraph" style:parent-style-name="Normal_20__28_Web_29_">
      <style:paragraph-properties style:line-height-at-least="0.1465in"/>
      <style:text-properties style:font-name="Verdana1" fo:font-size="10pt" fo:font-weight="normal" officeooo:rsid="010648de" officeooo:paragraph-rsid="0007c03f" style:font-size-asian="10pt" style:font-weight-asian="normal" style:font-name-complex="Verdana1" style:font-size-complex="10pt" style:font-weight-complex="normal"/>
    </style:style>
    <style:style style:name="P43" style:family="paragraph" style:parent-style-name="Normal_20__28_Web_29_">
      <style:paragraph-properties style:line-height-at-least="0.1465in"/>
      <style:text-properties style:font-name="Verdana1" fo:font-size="10pt" fo:font-weight="bold" officeooo:rsid="000a3927" officeooo:paragraph-rsid="0007c03f" style:font-size-asian="10pt" style:font-weight-asian="bold" style:font-name-complex="Verdana1" style:font-size-complex="10pt" style:font-weight-complex="bold"/>
    </style:style>
    <style:style style:name="P44" style:family="paragraph" style:parent-style-name="Normal_20__28_Web_29_">
      <style:paragraph-properties style:line-height-at-least="0.1465in"/>
      <style:text-properties officeooo:paragraph-rsid="0007c03f"/>
    </style:style>
    <style:style style:name="P45" style:family="paragraph" style:parent-style-name="Normal_20__28_Web_29_">
      <style:paragraph-properties style:line-height-at-least="0.1465in" fo:break-before="page"/>
      <style:text-properties style:font-name="Verdana1" fo:font-size="10pt" fo:font-weight="bold" officeooo:rsid="000a3927" officeooo:paragraph-rsid="0007c03f" style:font-size-asian="10pt" style:font-weight-asian="bold" style:font-name-complex="Verdana1" style:font-size-complex="10pt" style:font-weight-complex="bold"/>
    </style:style>
    <style:style style:name="P46"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normal" officeooo:rsid="00756610" officeooo:paragraph-rsid="0007c03f" style:font-size-asian="10pt" style:font-weight-asian="normal" style:font-name-complex="Verdana1" style:font-size-complex="10pt" style:font-weight-complex="normal"/>
    </style:style>
    <style:style style:name="T1" style:family="text">
      <style:text-properties fo:font-variant="normal" fo:text-transform="none" fo:color="#444444" style:font-name="Helvetica Neue" fo:font-size="10.5pt" fo:letter-spacing="normal" fo:font-style="normal" fo:font-weight="normal"/>
    </style:style>
    <style:style style:name="T2" style:family="text">
      <style:text-properties fo:font-variant="normal" fo:text-transform="none" fo:color="#444444" style:font-name="Helvetica Neue" fo:font-size="10.5pt" fo:letter-spacing="normal" fo:font-style="normal" style:text-underline-style="solid" style:text-underline-width="auto" style:text-underline-color="font-color" fo:font-weight="normal"/>
    </style:style>
    <style:style style:name="T3" style:family="text">
      <style:text-properties fo:font-variant="normal" fo:text-transform="none" fo:color="#174e82" style:text-line-through-style="none" style:font-name="Helvetica Neue" fo:font-size="10.5pt" fo:letter-spacing="normal" fo:font-style="normal" style:text-underline-style="none" fo:font-weight="normal" style:text-blinking="false"/>
    </style:style>
    <style:style style:name="T4" style:family="text">
      <style:text-properties fo:font-variant="normal" fo:text-transform="none" fo:color="#333333" fo:letter-spacing="normal"/>
    </style:style>
    <style:style style:name="T5" style:family="text">
      <style:text-properties fo:font-variant="normal" fo:text-transform="none" fo:color="#333333" style:font-name="Arial1" fo:font-size="8.25pt" fo:letter-spacing="normal" fo:font-style="normal" fo:font-weight="normal"/>
    </style:style>
    <style:style style:name="T6" style:family="text">
      <style:text-properties fo:font-variant="normal" fo:text-transform="none" fo:color="#272525" style:font-name="Interstate-Light" fo:font-size="12pt" fo:letter-spacing="normal" fo:font-style="normal" fo:font-weight="normal" officeooo:rsid="0012e7ad" style:font-size-asian="12pt" style:font-size-complex="10pt"/>
    </style:style>
    <style:style style:name="T7" style:family="text">
      <style:text-properties fo:font-variant="normal" fo:text-transform="none" fo:color="#272525" style:font-name="Interstate-Light" fo:font-size="12pt" fo:letter-spacing="normal" fo:font-style="normal" style:text-underline-style="solid" style:text-underline-width="auto" style:text-underline-color="font-color" fo:font-weight="normal" officeooo:rsid="0012e7ad" style:font-size-asian="12pt" style:font-size-complex="10pt"/>
    </style:style>
    <style:style style:name="T8" style:family="text">
      <style:text-properties fo:font-variant="normal" fo:text-transform="none" fo:color="#000000" style:font-name="Verdana1" fo:font-size="10pt" fo:letter-spacing="normal" fo:font-style="normal" fo:font-weight="normal" officeooo:rsid="00756610" style:font-size-asian="10pt" style:font-name-complex="Verdana1" style:font-size-complex="10pt"/>
    </style:style>
    <style:style style:name="T9" style:family="text">
      <style:text-properties fo:font-variant="normal" fo:text-transform="none" fo:color="#000000" style:font-name="sans-serif" fo:font-size="9pt" fo:letter-spacing="normal" fo:font-style="normal"/>
    </style:style>
    <style:style style:name="T10" style:family="text">
      <style:text-properties fo:font-variant="normal" fo:text-transform="none" fo:color="#000000" style:font-name="sans-serif" fo:font-size="9pt" fo:letter-spacing="normal" fo:font-style="italic"/>
    </style:style>
    <style:style style:name="T11"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12" style:family="text">
      <style:text-properties style:font-name="Verdana" fo:font-size="10pt"/>
    </style:style>
    <style:style style:name="T13" style:family="text">
      <style:text-properties fo:color="#000000" style:font-name="sans-serif" fo:font-size="9pt"/>
    </style:style>
    <style:style style:name="T14" style:family="text">
      <style:text-properties fo:color="#000000" style:font-name="sans-serif" fo:font-size="9pt" fo:font-style="italic"/>
    </style:style>
    <style:style style:name="T15" style:family="text">
      <style:text-properties fo:color="#000000" style:text-line-through-style="none" style:font-name="Verdana" fo:font-size="10pt" style:text-underline-style="none" style:text-blinking="false"/>
    </style:style>
    <style:style style:name="T16" style:family="text">
      <style:text-properties fo:color="#000000" style:font-name="Verdana" fo:font-size="10pt"/>
    </style:style>
    <style:style style:name="T17" style:family="text">
      <style:text-properties fo:color="#000000" style:font-name="Verdana" fo:font-size="10pt" fo:font-style="italic"/>
    </style:style>
    <style:style style:name="T18" style:family="text">
      <style:text-properties fo:color="#0b0080" style:text-line-through-style="none" style:font-name="sans-serif" fo:font-size="9pt" style:text-underline-style="none" style:text-blinking="false" fo:background-color="#ffffff"/>
    </style:style>
    <style:style style:name="T19" style:family="text">
      <style:text-properties fo:color="#0b0080" style:text-line-through-style="none" style:font-name="Verdana" fo:font-size="10pt" style:text-underline-style="none" style:text-blinking="false" fo:background-color="#ffffff"/>
    </style:style>
    <style:style style:name="T20" style:family="text">
      <style:text-properties style:text-line-through-style="none" style:text-underline-style="none" style:text-blinking="false"/>
    </style:style>
    <style:style style:name="T21" style:family="text">
      <style:text-properties fo:font-style="italic"/>
    </style:style>
    <style:style style:name="T22" style:family="text">
      <style:text-properties fo:color="#666666" style:font-name="inherit"/>
    </style:style>
    <style:style style:name="T23" style:family="text">
      <style:text-properties fo:color="#666666" style:font-name="inherit" fo:font-size="10.5pt"/>
    </style:style>
    <style:style style:name="T24" style:family="text">
      <style:text-properties fo:text-transform="uppercase" fo:color="#6d8ac4" style:text-line-through-style="none" style:font-name="inherit" style:text-underline-style="none" fo:font-weight="bold" style:text-blinking="false"/>
    </style:style>
    <style:style style:name="T25" style:family="text">
      <style:text-properties fo:text-transform="uppercase" fo:color="#000000" style:font-name="inherit" fo:font-size="9pt" fo:font-weight="normal"/>
    </style:style>
    <style:style style:name="T26" style:family="text">
      <style:text-properties fo:text-transform="uppercase" fo:color="#174e82" style:text-line-through-style="none" style:font-name="inherit" fo:font-size="9pt" style:text-underline-style="none" fo:font-weight="normal" style:text-blinking="false"/>
    </style:style>
    <style:style style:name="T27" style:family="text">
      <style:text-properties fo:color="#333333" style:font-name="inherit" fo:font-size="11pt"/>
    </style:style>
    <style:style style:name="T28" style:family="text">
      <style:text-properties fo:color="#333333" style:font-name="Lucida Grande" fo:font-size="11pt"/>
    </style:style>
    <style:style style:name="T29" style:family="text">
      <style:text-properties fo:color="#990000" style:text-line-through-style="none" style:font-name="inherit" fo:font-size="11pt" style:text-underline-style="none" style:text-blinking="false"/>
    </style:style>
    <style:style style:name="T30" style:family="text">
      <style:text-properties fo:color="#663366" style:text-line-through-style="none" style:font-name="sans-serif" fo:font-size="9pt" style:text-underline-style="none" style:text-blinking="false"/>
    </style:style>
    <style:style style:name="T31" style:family="text">
      <style:text-properties fo:color="#663366" style:font-name="sans-serif" fo:font-size="9pt"/>
    </style:style>
    <style:style style:name="T32" style:family="text">
      <style:text-properties fo:color="#663366" style:font-name="sans-serif" fo:font-size="9pt" fo:background-color="#ffffff"/>
    </style:style>
    <style:style style:name="T33" style:family="text">
      <style:text-properties style:font-name="Calibri" fo:font-size="11pt"/>
    </style:style>
    <style:style style:name="T34" style:family="text">
      <style:text-properties fo:color="#0000ff" style:font-name="Calibri" fo:font-size="11pt" style:text-underline-style="solid" style:text-underline-width="auto" style:text-underline-color="font-color"/>
    </style:style>
    <style:style style:name="T35" style:family="text">
      <style:text-properties officeooo:rsid="0005d663"/>
    </style:style>
    <style:style style:name="T36" style:family="text">
      <style:text-properties fo:color="#222222" style:font-name="Georgia\, serif" fo:font-size="10.5pt"/>
    </style:style>
    <style:style style:name="T37" style:family="text">
      <style:text-properties officeooo:rsid="00077540"/>
    </style:style>
    <style:style style:name="T38" style:family="text">
      <style:text-properties style:font-name="Arial1" fo:font-size="9pt"/>
    </style:style>
    <style:style style:name="T39" style:family="text">
      <style:text-properties fo:font-size="12pt" style:font-size-asian="12pt"/>
    </style:style>
    <style:style style:name="T40" style:family="text">
      <style:text-properties fo:font-size="12pt" style:text-underline-style="solid" style:text-underline-width="auto" style:text-underline-color="font-color" style:font-size-asian="12pt"/>
    </style:style>
    <style:style style:name="T41" style:family="text">
      <style:text-properties style:text-position="super 58%" fo:font-size="12pt" style:text-underline-style="solid" style:text-underline-width="auto" style:text-underline-color="font-color" style:font-size-asian="12pt"/>
    </style:style>
    <style:style style:name="T42" style:family="text">
      <style:text-properties style:font-name="Plato Regular" fo:font-size="12pt" style:font-size-asian="12pt" style:font-name-complex="Plato Regular"/>
    </style:style>
    <style:style style:name="T43" style:family="text">
      <style:text-properties style:font-name="Plato Regular" fo:font-size="12pt" style:text-underline-style="solid" style:text-underline-width="auto" style:text-underline-color="font-color" style:font-size-asian="12pt" style:font-name-complex="Plato Regular"/>
    </style:style>
    <style:style style:name="T44" style:family="text">
      <style:text-properties style:font-name="Plato Regular" fo:font-size="12pt" style:font-name-asian="Plato Regular" style:font-size-asian="12pt" style:font-name-complex="Plato Regular"/>
    </style:style>
    <style:style style:name="T45" style:family="text">
      <style:text-properties style:font-name="Verdana1" fo:font-size="10pt" fo:font-weight="normal" officeooo:rsid="000a3927" style:font-size-asian="10pt" style:font-weight-asian="normal" style:font-name-complex="Verdana1" style:font-size-complex="10pt" style:font-weight-complex="normal"/>
    </style:style>
    <style:style style:name="T46" style:family="text">
      <style:text-properties style:font-name="Verdana1" fo:font-size="10pt" fo:font-weight="normal" officeooo:rsid="0062bdb8" style:font-size-asian="10pt" style:font-weight-asian="normal" style:font-name-complex="Verdana1" style:font-size-complex="10pt" style:font-weight-complex="normal"/>
    </style:style>
    <style:style style:name="T47" style:family="text">
      <style:text-properties style:font-name="Verdana1" fo:font-size="10pt" fo:font-weight="normal" officeooo:rsid="010648de" style:font-size-asian="10pt" style:font-weight-asian="normal" style:font-name-complex="Verdana1" style:font-size-complex="10pt" style:font-weight-complex="normal"/>
    </style:style>
    <style:style style:name="T48" style:family="text">
      <style:text-properties officeooo:rsid="00c4c765"/>
    </style:style>
    <style:style style:name="T49" style:family="text">
      <style:text-properties officeooo:rsid="0068523c"/>
    </style:style>
    <style:style style:name="T50" style:family="text">
      <style:text-properties officeooo:rsid="00619118"/>
    </style:style>
    <style:style style:name="T51" style:family="text">
      <style:text-properties officeooo:rsid="0063feb7"/>
    </style:style>
    <style:style style:name="T52" style:family="text">
      <style:text-properties officeooo:rsid="009e3ee7"/>
    </style:style>
    <style:style style:name="fr1" style:family="graphic" style:parent-style-name="Frame">
      <style:graphic-properties fo:margin-left="0in" fo:margin-right="0.1043in" fo:margin-top="0in" fo:margin-bottom="0in" style:wrap="right" style:number-wrapped-paragraphs="no-limit" style:vertical-pos="top" style:vertical-rel="paragraph-content" style:horizontal-pos="left" style:horizontal-rel="paragraph" fo:padding="0in"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References</text:p>
      <text:p text:style-name="P29"><text:span text:style-name="T39">Abel, J. &amp; Abel, F. (1988). Writing in the mathematics classroom. </text:span><text:span text:style-name="T40">The Clearing <text:s/></text:span></text:p>
      <text:p text:style-name="P29"><text:span text:style-name="T40">House, 62</text:span><text:span text:style-name="T39">, 155-158.</text:span></text:p>
      <text:p text:style-name="P29"><text:span text:style-name="T39"><text:tab/>Anbanithi, M. (1993). Training mathematical reasoning: Direct explanation versus constructivist learning. </text:span><text:span text:style-name="T40">Dissertation Abstracts International, 53/11</text:span><text:span text:style-name="T39">, 3834..</text:span></text:p>
      <text:p text:style-name="P29"><text:span text:style-name="T39"><text:tab/>Beckman, C. (1989). Effect of computer graphics use on student understanding of calculus concepts. </text:span><text:span text:style-name="T40">Dissertation Abstracts International, 50B</text:span><text:span text:style-name="T39">.</text:span></text:p>
      <text:p text:style-name="P29"><text:span text:style-name="T39"><text:tab/>Blais, D. (1988). Constructivsim: A theoretical revolution for algebra. </text:span><text:span text:style-name="T40">Mathematics Teacher, 81</text:span><text:span text:style-name="T39">, 624-631.</text:span></text:p>
      <text:p text:style-name="P29"><text:span text:style-name="T39"><text:tab/>Britton, J. (1975). </text:span><text:span text:style-name="T40">The development of writing abilities.</text:span><text:span text:style-name="T39"> London: Macmillan.</text:span></text:p>
      <text:p text:style-name="P29"><text:span text:style-name="T39"><text:tab/>Brownell, W. A. (1935). Psychological consideration in the learning and the teaching of arithmetic. </text:span><text:span text:style-name="T40">The Teaching of Arithmetic, Tenth Yearbook of the National Council of Teachers of Mathematics,</text:span><text:span text:style-name="T39"> Bureau of Publications, Teachers College, Columbia University, New York, 1-31.</text:span></text:p>
      <text:p text:style-name="P29"><text:span text:style-name="T39"><text:tab/>Bruner, J. (1960). </text:span><text:span text:style-name="T40">The process of education.</text:span><text:span text:style-name="T39"> Cambridge, MA: Harvard University Press.</text:span></text:p>
      <text:p text:style-name="P29"><text:span text:style-name="T39"><text:tab/>Brown, J. S., Collins, A. &amp; Duguid, P. (1989). Situated cognition and the culture of learning. </text:span><text:span text:style-name="T40">Educational Researcher, 18</text:span><text:span text:style-name="T39">, 32-42.</text:span></text:p>
      <text:p text:style-name="P29"><text:span text:style-name="T39"><text:tab/>Browning, C. (1989). Characterizing levels of understanding for functions and their graphs. </text:span><text:span text:style-name="T40">Dissertation Abstracts International, 49</text:span><text:span text:style-name="T39">, 2957A.</text:span></text:p>
      <text:p text:style-name="P29"><text:span text:style-name="T39"><text:tab/>Carpenter, T., Fennema, E., Peterson, P., Chiang, C., &amp; Loef, M. (1989). Using children’s mathematics thinking in classroom teaching: An experimental study. </text:span><text:span text:style-name="T40">American Educational Research Journal, 26,</text:span><text:span text:style-name="T39"> 499-531.</text:span></text:p>
      <text:p text:style-name="P29"><text:span text:style-name="T39"><text:tab/>Choi, J. (1995). The effects of contextualization and complexity of situation on mathematics problem-solving and attitudes. </text:span><text:span text:style-name="T40">Dissertation Abstracts International, 56-10A</text:span><text:span text:style-name="T39">, <text:s/>3884.</text:span></text:p>
      <text:p text:style-name="P29"><text:span text:style-name="T39"><text:tab/>Cobb P. (1989).Experimental, cognitive, and anthropological perspectives in mathematics education. </text:span><text:span text:style-name="T40">For the Learning of Mathematics, 9</text:span><text:span text:style-name="T39">, 30-42.</text:span></text:p>
      <text:p text:style-name="P29"><text:soft-page-break/><text:span text:style-name="T39"><text:tab/>Cobb,P., Yackel, E., &amp; Wood, T. (1992). <text:s/>A constructivist alternative to the representational view of mind in mathematics education. </text:span><text:span text:style-name="T40">Journal for Research in Mathematics Education. 23,</text:span><text:span text:style-name="T39"> 2-33.</text:span></text:p>
      <text:p text:style-name="P29"><text:span text:style-name="T39"><text:tab/>Cobb, P. (1995). The relevance of Practice: A response to Orton. </text:span><text:span text:style-name="T40">Journal for Research in Mathematics Education, 26, </text:span><text:span text:style-name="T39">230-253.</text:span></text:p>
      <text:p text:style-name="P29"><text:span text:style-name="T39"><text:tab/>Collins, A. (1991, September). The role of computer technology in restructuring schools. </text:span><text:span text:style-name="T40">Phi Delta Kappan,</text:span><text:span text:style-name="T39"> 28-36. </text:span></text:p>
      <text:p text:style-name="P29"><text:span text:style-name="T39"><text:tab/>Conference Board for Mathematical Sciences (1983). The mathematical sciences curriculum K-12: What is still fundamental and what is not.</text:span><text:span text:style-name="T40"> In educating Americans for the 21</text:span><text:span text:style-name="T41">st</text:span><text:span text:style-name="T40"> century.: Source materials,</text:span><text:span text:style-name="T39"> Washington, DC.: National Science Foundation, 1-23.</text:span></text:p>
      <text:p text:style-name="P30"><text:span text:style-name="T39"><text:tab/></text:span><text:span text:style-name="T42">Connolly, Paul. (1989). Writing and ecology of learning. In P. Connolly &amp; T.</text:span></text:p>
      <text:p text:style-name="P30"><text:span text:style-name="T42">Vilardi (Eds.), </text:span><text:span text:style-name="T43">Writing to Learn Mathematics and Science.</text:span><text:span text:style-name="T42"> (pp. 56-69). New York: Teachers College Press.</text:span></text:p>
      <text:p text:style-name="P28"><text:span text:style-name="T39"><text:tab/>Crocker, D. (1991). Development of the concept of derivative in a calculus class using the computer algebra system Mathematical. Proceedings The Fourth Annual International Conference of Technology in Collegiate Mathematics: </text:span><text:span text:style-name="T40">Conference Abstracts</text:span><text:span text:style-name="T39">. University of Portland.</text:span></text:p>
      <text:p text:style-name="P29"><text:span text:style-name="T39"><text:tab/>Dewey (1973). </text:span><text:span text:style-name="T40">The need for a recovery of philosophy</text:span><text:span text:style-name="T39">. Chicago University of Chicago Press.</text:span></text:p>
      <text:p text:style-name="P29"><text:span text:style-name="T39"><text:tab/>Dienes, Z. (1977).On the understanding and use of mathematics. </text:span><text:span text:style-name="T40"><text:s/>Literary Discussion, 8,</text:span><text:span text:style-name="T39"> 101-120.</text:span></text:p>
      <text:p text:style-name="P30"><text:span text:style-name="T39"><text:tab/></text:span><text:span text:style-name="T42">Douglas, Ronald G., (Ed.). (1986). </text:span><text:span text:style-name="T43">Toward a lean and lively calculus</text:span><text:span text:style-name="T42">. <text:s/>MAA Notes, No. 6. Washington, DC: Mathematical Association of America.</text:span></text:p>
      <text:p text:style-name="P31"/>
      <text:p text:style-name="P29"><text:span text:style-name="T39"><text:tab/>Dubinsky, E. (1991) Reflective abstraction. In D. Tall (Ed.), </text:span><text:span text:style-name="T40">Advanced Mathematical Thinking</text:span><text:span text:style-name="T39">. </text:span><text:soft-page-break/><text:span text:style-name="T39">Boston: Kluser Academic publishers, 101-123.</text:span></text:p>
      <text:p text:style-name="P29"><text:span text:style-name="T39"><text:tab/>Emig, J. (1977). Writing: an act of cognition, in C.W. Griffin (ed.), </text:span><text:span text:style-name="T40">New Direction for Teaching and Learning: Teaching Writing in All Disciplines, </text:span><text:span text:style-name="T39">Jossey-Bass, San Francisco,15 -26.</text:span></text:p>
      <text:p text:style-name="P29"><text:span text:style-name="T39"><text:tab/>Ferrini-Mundy, J., &amp; Graham, K (1991). </text:span><text:span text:style-name="T40">Research in calculus learning. Understanding of limits, derivatives, and integrals.</text:span><text:span text:style-name="T39"> Paper presented at the Joint Mathematics Meetings, Special <text:s/>Session on Research in Undergraduate Mathematics Education, San Francisco.</text:span></text:p>
      <text:p text:style-name="P29"><text:span text:style-name="T39"><text:tab/>Fischbein, E. (1990). Introduction. In P. Nesher &amp; kilpatrick <text:s/>(Eds.), </text:span><text:span text:style-name="T40">Mathematics and Cognition: A research synthesis by the International Group for the Psychology of Mathematics Education.</text:span><text:span text:style-name="T39"> Cambridge: Cambridge University Press, 1-13.</text:span></text:p>
      <text:p text:style-name="P29"><text:span text:style-name="T39"><text:tab/>Frid, S. (1994). Three approaches to undergraduate calculus instruction: Their nature and potential impact on students’ language use and sources on conviction. In Ed Dubinsky, Alan Schoenfeld, &amp; Jim Kaput (eds.), </text:span><text:span text:style-name="T40">Research in Collegiate Mathematics Education.</text:span><text:span text:style-name="T39"> </text:span><text:span text:style-name="T40">1</text:span><text:span text:style-name="T39">, Conference Board of the Mathematical Sciences. American Mathematical Society.</text:span></text:p>
      <text:p text:style-name="P29"><text:span text:style-name="T39"><text:tab/>Fulwiler, T. (1982). Writing: An act of cognition, in C. W. Griffin (ed.), </text:span><text:span text:style-name="T40">New Direction for Teaching and Learning: Teaching Writing in All Disciplines,</text:span><text:span text:style-name="T39"> Jossey-Bass, San Francisco, 15-26.</text:span></text:p>
      <text:p text:style-name="P30"><text:span text:style-name="T42"><text:tab/>Goldenburg, P.E. (1988). Mathematical metaphors, and human <text:s/>factors: mathematical, technical, and pedagogical representations of function. <text:s/></text:span><text:span text:style-name="T43">Journal of Mathematical Behavior, 7,</text:span><text:span text:style-name="T42"> 135-169.</text:span></text:p>
      <text:p text:style-name="P29"><text:span text:style-name="T39"><text:tab/>Heid, M. K. (1988). Resequencing skills and concepts in applied calculus using the computer as a tool. </text:span><text:span text:style-name="T40">Journal for Research in Mathematics Education, 19</text:span><text:span text:style-name="T39">, 3-25.</text:span></text:p>
      <text:p text:style-name="P31"><text:tab/>Hiebert J., &amp; Carpenter, T. P. (1992). Learning an teaching with understanding.</text:p>
      <text:p text:style-name="P29"><text:span text:style-name="T39">In D. A. Grouws (Ed.), </text:span><text:span text:style-name="T40">Handbook of research on mathematics teaching and learning</text:span><text:span text:style-name="T39"> (pp. 65-97). Reston, VA: National Council of Teachers of Mathematics; New York: Macmillan.</text:span></text:p>
      <text:p text:style-name="P29"><text:soft-page-break/><text:span text:style-name="T39"><text:tab/>Johnson, J. (1992). Using Symbolic calculators to facilitate constructivist learning in mathematics of finance. </text:span><text:span text:style-name="T40">Dissertation Abstracts International, 53-02</text:span><text:span text:style-name="T39">, 434.</text:span></text:p>
      <text:p text:style-name="P29"><text:span text:style-name="T39"><text:tab/>Judson, P. (1990). Using computer algebra systems in mathematics courses. </text:span><text:span text:style-name="T40">Journal of Mathematical Behavior, 9</text:span><text:span text:style-name="T39">, 153-158.</text:span></text:p>
      <text:p text:style-name="P29"><text:span text:style-name="T39"><text:tab/>Kilpatrick J. (1992). A history of Research in mathematics education. In D. A. Grouws (Ed.), </text:span><text:span text:style-name="T40">Handbook of research on mathematics teaching and learning</text:span><text:span text:style-name="T39"> (pp. 3-23). Reston, VA: National Council of Teachers of <text:s/>Mathematics; New York: Macmillan.</text:span></text:p>
      <text:p text:style-name="P30"><text:span text:style-name="T39"><text:tab/></text:span><text:span text:style-name="T42">Knoblauch, C. D. &amp; Brannon, L. (1983). Writing as learning through the</text:span></text:p>
      <text:p text:style-name="P30"><text:span text:style-name="T44"><text:s text:c="5"/></text:span><text:span text:style-name="T42">curriculum, </text:span><text:span text:style-name="T43">College English, 45,</text:span><text:span text:style-name="T42"> 465-74.</text:span></text:p>
      <text:p text:style-name="P29"><text:span text:style-name="T39"><text:tab/>Lampert, M. (1990). When the problem is not the and the solution is not the answer.: Mathematical knowing and teaching. </text:span><text:span text:style-name="T40">American Education Research Journal, 27</text:span><text:span text:style-name="T39">, 29-63.</text:span></text:p>
      <text:p text:style-name="P29"><text:span text:style-name="T39"><text:tab/>Luchins, A. S. (1942). Mechanization in problem solving. </text:span><text:span text:style-name="T40">Psychological Monographs, 546,</text:span><text:span text:style-name="T39"> 54. </text:span></text:p>
      <text:p text:style-name="P29"><text:span text:style-name="T39"><text:tab/>Mathematical Sciences Education Board and National Research Council, (1989). </text:span><text:span text:style-name="T40">Everybody Counts: A report to the nation on the future of mathematics education.</text:span><text:span text:style-name="T39"> Washington, DC: National Academy press.</text:span></text:p>
      <text:p text:style-name="P31"><text:tab/>Marwine, A. (1989). Reflections on the uses of informal writing. In P. Connolly</text:p>
      <text:p text:style-name="P29"><text:span text:style-name="T39">&amp; T. Vilardi (Eds.), </text:span><text:span text:style-name="T40">Writing to learn mathematics and science </text:span><text:span text:style-name="T39">(pp. 56-69). New York: teachers College Press.</text:span></text:p>
      <text:p text:style-name="P30"><text:span text:style-name="T39"><text:tab/></text:span><text:span text:style-name="T42">Mayher, J. S., Lester, N. B., &amp; Pradl, G. M. (1983). </text:span><text:span text:style-name="T43">Learning to Write/Writing to Learn.</text:span><text:span text:style-name="T42"> Boynton/Cook Publishers, Inc., Upper Montclair, NJ.</text:span></text:p>
      <text:p text:style-name="P29"><text:span text:style-name="T39"><text:tab/>Melin-Conjeros, J. (1992). The effect of using a computer algebra system in a mathematics laboratory on the achievement and attitude of calculus students. </text:span><text:span text:style-name="T40">Dissertation Abstracts International, 53</text:span><text:span text:style-name="T39">, 2283A.</text:span></text:p>
      <text:p text:style-name="P31"><text:soft-page-break/>Mett, C. L. (1989). Writing in mathematics: Evidence of learning through</text:p>
      <text:p text:style-name="P29"><text:span text:style-name="T39">writing. </text:span><text:span text:style-name="T40">The Clearing House</text:span><text:span text:style-name="T39">, 62, 292-293.</text:span></text:p>
      <text:p text:style-name="P29"><text:span text:style-name="T39"><text:tab/>Monk, S. (1992).</text:span><text:span text:style-name="T40"> A framework for describing student understanding of functions</text:span><text:span text:style-name="T39">. Paper presented at the annual meeting of the American Educational Research Association, San Francisco.</text:span></text:p>
      <text:p text:style-name="P29"><text:span text:style-name="T39"><text:tab/>Nahrgang, C.L. &amp; Peterson, B.T.(1986). Using writing to learn mathematics. </text:span><text:span text:style-name="T40">Mathematics Teacher, 79</text:span><text:span text:style-name="T39">, 461-465.</text:span></text:p>
      <text:p text:style-name="P31"><text:tab/>Norman, A. F. &amp; Pritchard, M. K. (1994). Cognitive obstacles to the learning of</text:p>
      <text:p text:style-name="P29"><text:span text:style-name="T39">calculus: a Kruketskiian perspective. In J. Kaput and E. Dubinsky (Eds.). </text:span><text:span text:style-name="T40">Research Issues in Undergraduate Mathematics Learning: preliminary Analyses and Results.</text:span><text:span text:style-name="T39"> The Mathematical Association of <text:s/>America. Notes Number 33.(pp 65-74). </text:span></text:p>
      <text:p text:style-name="P29"><text:span text:style-name="T39"><text:tab/>National Council of Teachers of Mathematics (1989). </text:span><text:span text:style-name="T40">Curriculum and evaluation standards for school mathematics.</text:span><text:span text:style-name="T39"> Reston, V.A.: NCTM.</text:span></text:p>
      <text:p text:style-name="P29"><text:span text:style-name="T39"><text:tab/>National Council of Teachers of Mathematics (1991). </text:span><text:span text:style-name="T40">Professional standards for teaching mathematics.</text:span><text:span text:style-name="T39"> Reston, V.A.: NCTM.</text:span></text:p>
      <text:p text:style-name="P29"><text:span text:style-name="T39"><text:tab/>Nussbaum, J. Novick, S. (1982). Alternative Frameworks, Conceptual conflict and accommodation: Toward a principled teaching strategy. </text:span><text:span text:style-name="T40">Instructional Science,11,</text:span><text:span text:style-name="T39"> 183-200.</text:span></text:p>
      <text:p text:style-name="P31"><text:tab/>Pearce, D. &amp; Davidson, D. M. (1988). Teacher use of writing in junior high</text:p>
      <text:p text:style-name="P29"><text:span text:style-name="T39">mathematics classrooms. </text:span><text:span text:style-name="T40">School Science and Mathematics</text:span><text:span text:style-name="T39">, 88, 6-15.</text:span></text:p>
      <text:p text:style-name="P29"><text:span text:style-name="T39"><text:tab/>Piaget, <text:s/>J. &amp; Inhelder (1967). </text:span><text:span text:style-name="T40">The child’s conception of space.</text:span><text:span text:style-name="T39"> New York: W. W. <text:s/>Norton.</text:span></text:p>
      <text:p text:style-name="P29"><text:span text:style-name="T39"><text:tab/>Piaget (1970). </text:span><text:span text:style-name="T40">Structuralism.</text:span><text:span text:style-name="T39"> New York: Basic Books.</text:span></text:p>
      <text:p text:style-name="P29"><text:span text:style-name="T39"><text:tab/>Piaget, J. (1980). </text:span><text:span text:style-name="T40">Experiments in contradiction</text:span><text:span text:style-name="T39">. Chicago: University of Chicago Press.</text:span></text:p>
      <text:p text:style-name="P29"><text:span text:style-name="T39"><text:tab/>Piaget, J <text:s/>(1978). </text:span><text:span text:style-name="T40">The equilibration of cognitive structures</text:span><text:span text:style-name="T39">. Chicago: University of <text:s text:c="7"/>Chicago Press.</text:span></text:p>
      <text:p text:style-name="P29"><text:span text:style-name="T39"><text:tab/>Powell, A. &amp; Lopez, . (1989). Writing as a vehicle to learn mathematics: A case study. In P. Connolly &amp; T. Vilardi (Eds.), </text:span><text:span text:style-name="T40">Writing to learn mathematics and science</text:span><text:span text:style-name="T39"> (pp. 56-69). New York: </text:span><text:soft-page-break/><text:span text:style-name="T39">teachers College Press.</text:span></text:p>
      <text:p text:style-name="P29"><text:span text:style-name="T39"><text:tab/>Porzio, D. (1994). The effects of differing technological approaches to calculus on students’ use and understanding of multiple representations. </text:span><text:span text:style-name="T40">Dissertation Abstracts International, 61/55.</text:span><text:span text:style-name="T39"> p.1087.</text:span></text:p>
      <text:p text:style-name="P29"><text:span text:style-name="T39"><text:tab/>Rose, B. (1989). <text:s/>Using expressive writing to support the learning of mathematics. </text:span><text:span text:style-name="T40">Dissertation Abstracts International. 50/04</text:span><text:span text:style-name="T39">, p. 867.</text:span></text:p>
      <text:p text:style-name="P29"><text:span text:style-name="T39"><text:tab/>Rosenblum, V. (1992). Mathematical Discourse in grades two and three: Effect on reasoning ability, self-esteem, computation, and creativity. </text:span><text:span text:style-name="T40">Dissertation Abstracts International; DAI, 5304A</text:span><text:span text:style-name="T39">, 1047.<text:tab/></text:span></text:p>
      <text:p text:style-name="P29"><text:span text:style-name="T39"><text:tab/>Saxe, G. (1988). Candy selling and math learning. </text:span><text:span text:style-name="T40">Educational Researcher, 17</text:span><text:span text:style-name="T39">, 14 -21.</text:span></text:p>
      <text:p text:style-name="P29"><text:span text:style-name="T39"><text:tab/>Schoenfeld, Alan H. (1985). </text:span><text:span text:style-name="T40">Mathematical Problem Solving</text:span><text:span text:style-name="T39">, Academic Press, Orlando.</text:span></text:p>
      <text:p text:style-name="P29"><text:span text:style-name="T39"><text:tab/>Schoenfeld, A.H. (1987). Cognitive science and mathematics </text:span><text:span text:style-name="T40">education</text:span><text:span text:style-name="T39">. <text:s/>Hillsdale, N.J.: Lawrence Erlbaum Associates.</text:span></text:p>
      <text:p text:style-name="P29"><text:span text:style-name="T39"><text:tab/>Seldon, J., A., &amp; Seldon, A. (1990, March). Constructivism in mathematics education: A view of how people learn. </text:span><text:span text:style-name="T40">UME Trends</text:span><text:span text:style-name="T39">, 8-9. </text:span></text:p>
      <text:p text:style-name="P29"><text:span text:style-name="T39"><text:tab/>Schoenfeld, A. H. (1991). On mathematics as sensemaking: An informal attack on the unfortunate divorce of formal an informal mathematics. In J. F. Voss, D. N. Perkins, &amp; J. W. Segal (Eds.) , </text:span><text:span text:style-name="T40">Informal reasoning and education</text:span><text:span text:style-name="T39"> (pp. 311-344) Hillsdale NJ: Erlbaum.</text:span></text:p>
      <text:p text:style-name="P29"><text:span text:style-name="T39"><text:tab/>Simon (1995, May). </text:span><text:span text:style-name="T40">Reconstructing mathematics pedagogy from a constructivist perspective. Paper presented at 9th Annual Research Institute Teacher Education. Center for research in mathematics and science education. </text:span><text:span text:style-name="T39">North Carolina State University.</text:span></text:p>
      <text:p text:style-name="P29"><text:span text:style-name="T39"><text:tab/>Schrock, C. (1990). Calculus and computing: An exploratory study ton examine the effectiveness of using a compute algebra system to develop increased conceptual understanding in a first-semester calculus course </text:span><text:span text:style-name="T40">Dissertation Abstracts International, 50,</text:span><text:span text:style-name="T39"> 1926A.</text:span></text:p>
      <text:p text:style-name="P29"><text:span text:style-name="T39"><text:tab/>Skane M. (1993). Utilizing a conceptual change model with college precalculus studnts: Amending misconceptions about the distributive law. </text:span><text:span text:style-name="T40">Dissertation Abstracts International-A 54/05,</text:span><text:span text:style-name="T39"> </text:span><text:soft-page-break/><text:span text:style-name="T39">1715.</text:span></text:p>
      <text:p text:style-name="P29"><text:span text:style-name="T39"><text:tab/>Skemp R. (1976). Relational Understanding and Instrumental Understanding. </text:span><text:span text:style-name="T40">Mathematics Teaching, 77</text:span><text:span text:style-name="T39">; 20-26.</text:span></text:p>
      <text:p text:style-name="P29"><text:span text:style-name="T39"><text:tab/>Small, D.B., Hosack, J.M. (1986). Algebra systems tools for reforming calculus instruction. In R. G. Douglas (Ed.), </text:span><text:span text:style-name="T40">Toward a Lean and Lively Calculus</text:span><text:span text:style-name="T39">, (pp. 143). Washington, DC: The Mathematical Association of America. </text:span></text:p>
      <text:p text:style-name="P30"><text:span text:style-name="T39"><text:tab/></text:span><text:span text:style-name="T42">Steen, Lynn A.M (Ed). (1987). Calculus for a <text:s/>new century: </text:span><text:span text:style-name="T43">A pump not a filter</text:span><text:span text:style-name="T42">. (MAA Notes, No. 8). Washington DC: Mathematical Association of America.</text:span></text:p>
      <text:p text:style-name="P31"/>
      <text:p text:style-name="P29"><text:span text:style-name="T39"><text:tab/>Steffe &amp; Gale (1995). </text:span><text:span text:style-name="T40">Constructivism in Education</text:span><text:span text:style-name="T39">. Hillsdale, NJ: Lawrence Erlbaum.</text:span></text:p>
      <text:p text:style-name="P31"><text:tab/>Stewart, C. B. (1992). Journal writing in mathematics classrooms: A practical</text:p>
      <text:p text:style-name="P29"><text:span text:style-name="T39">inquiry <text:s/>(writing to learn). </text:span><text:span text:style-name="T40">Dissertation Abstracts International, 53/12</text:span><text:span text:style-name="T39">, p. 242.</text:span></text:p>
      <text:p text:style-name="P29"><text:span text:style-name="T39"><text:tab/>Tall, D. (1990). Inconsistencies in the learning of calculus and analysis. </text:span><text:span text:style-name="T40">Focus on Learning Problems in Mathematics, 12</text:span><text:span text:style-name="T39">, 49-63.</text:span></text:p>
      <text:p text:style-name="P29"><text:span text:style-name="T39"><text:tab/>Tzur R. (1995). Interaction and Children’s fraction learning. </text:span><text:span text:style-name="T40">Dissertation Abstracts International, 56-10A</text:span><text:span text:style-name="T39">, p. 3874. </text:span></text:p>
      <text:p text:style-name="P29"><text:span text:style-name="T39"><text:tab/>Vygotsky, L. S. (1987). </text:span><text:span text:style-name="T40">The collected works of L. S. Vygotsky, 1, Problems of general psychology</text:span><text:span text:style-name="T39">. New York: Plenum Publishing.</text:span></text:p>
      <text:p text:style-name="P29"><text:span text:style-name="T39"><text:tab/>Vygotsky, L.S. (1962). </text:span><text:span text:style-name="T40">Thought and Language</text:span><text:span text:style-name="T39">., MIT Press, Cambridge MA.</text:span></text:p>
      <text:p text:style-name="P29"><text:span text:style-name="T39"><text:tab/>Vygotsky, L. S. (1981). The instructional method in psychology. In J. V. Wertsch, (ed.), </text:span><text:span text:style-name="T40">The concept of activity in Soviet psychology.</text:span><text:span text:style-name="T39"> Armonk, NY: M.E. Sharpe, pp. 134-143.</text:span></text:p>
      <text:p text:style-name="P28"><text:span text:style-name="T39"><text:tab/>Von Glasserfeld, E. (1987). Learning as a constructive activity. <text:s/>In C. Janvier (Ed.), </text:span><text:span text:style-name="T40">Problems of representation in the teaching and learning of mathematics</text:span><text:span text:style-name="T39">, (pp. 69-77). Hillsdale, NJ: Lawrence Erlbaum.</text:span></text:p>
      <text:p text:style-name="P29"><text:soft-page-break/><text:span text:style-name="T39"><text:tab/>Wilson B., Teslow, Osman, R. (1995). The impact of constructivism on ID Fundamentals. In B. Seels (Ed. ), </text:span><text:span text:style-name="T40">Instructional Design Fundamentals: A Review and Reconsideration. (pp. 137-157)</text:span><text:span text:style-name="T39"> Englewood Cliffs NJ: Educational Technology Publications.</text:span></text:p>
      <text:p text:style-name="P11"><text:span text:style-name="T6"><text:tab/>Yackel, E, Cobb, P., &amp; Wood, T. (1991) Small-group interaction as a source of learning opportunities in second-grade mathematics. </text:span><text:span text:style-name="T7">Journal for Research in Mathematics Education, 22(5),</text:span><text:span text:style-name="T6"> 390-408 </text:span>Blais, D.M. (1988). Constructivism: A theoretical revolution for algebra. The Mathematics Teacher, 81 (11), 64-31.</text:p>
      <text:p text:style-name="P18">Blinco, P. (1991) “Task Persi<text:span text:style-name="T35">stance</text:span> in Japanese Elementary Schools” Windows on Japenese Education (New Your; Greenwood Press.</text:p>
      <text:p text:style-name="P18">Dossey, J., Mullis, I., Lindquist, M, &amp; Chambers, D. (1988). The mathematics report card: Are we measuring up? Trends and achievement based on the 1986 National <text:span text:style-name="T12">Assessment. Princeton, NJ: Educational Testing Service</text:span></text:p>
      <text:p text:style-name="P10">Paul, R. &amp; Elder, L. (2001). Critical Thinking: Tools for Taking Charge of Your Learning and Your Life. Upper Saddle River, N.J: Prentice Hall</text:p>
      <text:p text:style-name="P10">Paul, R. &amp; Elder, L. (2003). The Miniature Guide to Critical Thinking: Concepts and Tools. The Foundation for Critical Thinking. Dillon Beach, CA.</text:p>
      <text:p text:style-name="P10">Schoenfeld, A.H. (1987). Cognitive science and mathematics education. Hillsdale, N.J: Lawrence Erlbaum Associates.</text:p>
      <text:p text:style-name="P10">Dewey, J. (1933). How to Think: A restatement of the relation of reflective thinking of the educative process. Boston: Heath.</text:p>
      <text:p text:style-name="P10">Garfloa, J. &amp; Lester, F. K. (1985). Metacognition, cognitive monitoring, and mathematical performance. Journal for Research in Mathematics Education, 16, 163-176/</text:p>
      <text:p text:style-name="P18">Hinsley, D.A., Hayes, J.R., &amp; Simon, H.A. From words to equations: meaning and representation in algebra word problems. In M. Just &amp; P. Carpenter (Eds.), <text:span text:style-name="T12">Cognitive processes in comprehension (pp. 89-106). Hillsdale, NJ: Erlbaum.</text:span></text:p>
      <text:p text:style-name="P10">Lesh, R. (1981). Applied mathematical problem solving. Educational Studies in Mathematics, 12(20, 235-265.</text:p>
      <text:p text:style-name="P10">Stillmanm G. (2010). Metacognition research in mathematics education: from hot topic to mature field. ZDM International Journal for Mathematics Education. Australian Catholic University. Australia</text:p>
      <text:p text:style-name="P10">National Council of Supervisors of Mathematics. (1978). Position paper on basic mathematical skills.. Mathematics Teacher, 71(2), 147-52.How we think: A restatement of the relation of reflective think to the educative process. Boston: Heath</text:p>
      <text:p text:style-name="P10">Polya, G. (1973). <text:span text:style-name="T35">H</text:span>ow to solve it. Princeton University Press.</text:p>
      <text:p text:style-name="P10">Schoenfeld, A.H. (1983). Episodic and executive decisions in mathematics problem solving. In R. Lesh &amp; M. Landau, Acquisition of mathematics concepts and processes. New York'\: Academic Press.</text:p>
      <text:p text:style-name="P10">Schoenfeld, A.H. (1987). Cognition science and mathematics education: An overview. Cognitive science and mathematics education. Hillsdale, NJ: Lawrence Erlbaum.</text:p>
      <text:p text:style-name="P18">Schoenfeld, A. (in press). On mathematics as sense-making: An informal attack on the unfortunate divorce of formal and informal mathematics. In D.N. Perkins, J. Segal, &amp; J. Voss (Eds.), Informal reasoning and education. Hillsdale, NJ: Erlbaum.</text:p>
      <text:p text:style-name="P18"><text:soft-page-break/>Schoenfeld, A. (forthcoming). Reflections on doing and teaching mathematics. In A. <text:span text:style-name="T12">Schoenfeld (Ed.), Mathematical thinking and problem solving.</text:span></text:p>
      <text:p text:style-name="P10">Silver, E.A., Branca, N. &amp; Adams, V. (1980). Metacognition. The missing link in problem solving? Proceeding of the fourth international conference for the psychology of mathematics education. Berkeley, CA:PME.</text:p>
      <text:p text:style-name="P18">Stigler, J., &amp; Perry, M. (1989). Cross cultural studies of mathematics teaching and learning: Recent findings and new directions. In D. Grouws &amp; T. Cooney (Eds.), Effective Mathematics Teaching (pp. 194-223). Hillsdale, NJ: Erlbaum.</text:p>
      <text:p text:style-name="P10">Suydam, M. (1987). Implications from research on problem solving. In F. R. Curcio, Teaching and learning. A problem solving focus. Reston, VA: National Council of Teachers of Mathematics.</text:p>
      <text:p text:style-name="P10">Wilson, J., Fernandez, M., Hadaway, N. (2013). Mathematical Problem Solving. The University of Georgia (retrieved from the web.).</text:p>
      <text:p text:style-name="P10">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10">Siew, J. (2013). Top-Down Approach to Teaching Problem Solving Heuristics in Mathematics. Center for Research in Pedagogy and Practice, National Institute of Education, Nanyang Technological University, Singapore.</text:p>
      <text:p text:style-name="P10">Lucas, C.A., Goerss, B.L. (2007). Using a post-graphic organizer in the mathematics classroom. Journal of Reading Education, 32(2), 26-30.</text:p>
      <text:p text:style-name="P10">National Library of Virtual Math Manipulative. Retrieved from the Web. http://nlvm.usu.edu/en/nav/vlibrary.html</text:p>
      <text:p text:style-name="P12"><text:span text:style-name="T16">Nosich, Gerald M. (2009, 2005, 2001) </text:span><text:span text:style-name="T17">Learning to Think Things Through: A Guide to Critical Thinking Across the Curriculum</text:span><text:span text:style-name="T16">. Published by </text:span><text:a xlink:type="simple" xlink:href="http://en.wikipedia.org/wiki/Prentice_Hall"><text:span text:style-name="T19">Pearson Prentice Hall</text:span></text:a><text:span text:style-name="T16">. 3rd edition, pp. 33–38.</text:span></text:p>
      <text:p text:style-name="P10">Logical Reasoning Reimer, W. &amp; Reimer, L (2005). Historical connections in mathematics volume III: resources for using history of mathematics in the classroom. AIMS Educational Foundation.</text:p>
      <text:p text:style-name="P10">Arcavi, A. (2003). The role of visual representations in the learning of mathematics.  Educational Studies in Mathematics, 52, 215-241.</text:p>
      <text:p text:style-name="P12"><text:span text:style-name="T12">Cawley, J., Parmar, R., Foley, T. E., Salmon, S., &amp; Roy, S. (2001). Arithmetic performance of students: Implications for standards and programming.  Exceptional Children, 67, 311–328.</text:span></text:p>
      <text:p text:style-name="P10">Montague, M. (2003). Solve it: A mathematical problem-solving instructional program.  Reston, VA: Exceptional Innovations.</text:p>
      <text:p text:style-name="P10">Kramarski, B.&amp; Mevarech, Z. (2003). Enhancing mathematical reasoning in the classroom: effects of cooperative learning and metacognitiive training. American Educational Research Journal. 40(1), 281-310</text:p>
      <text:p text:style-name="P10">Blais, D.M. (1988). Constructivism: A theoretical revolution for algebra. The Mathematics Teacher, 81 (11), 64-31.</text:p>
      <text:p text:style-name="P18">Dossey, J., Mullis, I., Lindquist, M, &amp; Chambers, D. (1988). The mathematics report</text:p>
      <text:p text:style-name="P18">card: Are we measuring up? Trends and achievement based on the 1986 National</text:p>
      <text:p text:style-name="P18">Assessment. Princeton, NJ: Educational Testing Service</text:p>
      <text:p text:style-name="P12"><text:span text:style-name="T12">Paul, R. &amp; Elder, L. (2001). Critical Thinking: Tools for Taking Charge of Your Learning and Your Life. Upper Saddle River, N.J: Prentice Hall</text:span></text:p>
      <text:p text:style-name="P10">Paul, R. &amp; Elder, L. (2007). How to Study and Learn a Discipline. Dillon Beach, CA: Foundations for Critical Thinking Press.</text:p>
      <text:p text:style-name="P10"><text:soft-page-break/>Paul, R. &amp; Elder, L. (2007). How to Improve Student Learning: 30 Practical Ideas. Dillon Beach, CA: Foundations for Critical Thinking Press.</text:p>
      <text:p text:style-name="P10">Schoenfeld, A.H. (1987). Cognitive science and mathematics education. Hillsdale, N.J: Lawrence Erlbaum Associates.</text:p>
      <text:p text:style-name="P10">Dewey, J. (1933). How to Think: A restatement of the relation of reflective thinking of the educative process. Boston: Heath.</text:p>
      <text:p text:style-name="P10">Garfloa, J. &amp; Lester, F. K. (1985). Metacognition, cognitive monitoring, and mathematical performance. Journal for Research in Mathematics Education, 16, 163-176/</text:p>
      <text:p text:style-name="P18">Hinsley, D.A., Hayes, J.R., &amp; Simon, H.A. From words to equations: meaning and representation in algebra word problems. In M. Just &amp; P. Carpenter (Eds.), Cognitive processes in comprehension (pp. 89-106). Hillsdale, NJ: Erlbaum.</text:p>
      <text:p text:style-name="P10">Lesh, R. (1981). Applied mathematical problem solving. Educational Studies in Mathematics, 12(20, 235-265.</text:p>
      <text:p text:style-name="P18">Lester, F., Garofalo, J., &amp; Kroll, D. (1989). The role of metacognition in mathematical problem solving: A study of two grade seven classes. Final report to the National Science Foundation of NSF project MDR 85-50346</text:p>
      <text:p text:style-name="P10">Stillmanm G. (2010) Metacognition research in mathematics education: from hot topic to mature field. ZDM International Journal for Mathematics Education. Australian Catholic University. Australia</text:p>
      <text:p text:style-name="P10">National Council of Supervisors of Mathematics. (1978). Position paper on basic mathematical skills.. Mathematics Teacher, 71(2), 147-52.How we think: A restatement of the relation of reflective think to the educative process. Boston: Heath</text:p>
      <text:p text:style-name="P12"><text:span text:style-name="T13">Nosich, Gerald M. (2009, 2005, 2001) </text:span><text:span text:style-name="T14">Learning to Think Things Through: A Guide to Critical Thinking Across the Curriculum</text:span><text:span text:style-name="T13">. Published by </text:span><text:a xlink:type="simple" xlink:href="http://en.wikipedia.org/wiki/Prentice_Hall"><text:span text:style-name="T18">Pearson Prentice Hall</text:span></text:a><text:span text:style-name="T13">. 3rd edition, pp. 33–38.</text:span></text:p>
      <text:p text:style-name="P10">Polya, G. (1973). how to solve it. Princeton University Press.</text:p>
      <text:p text:style-name="P10">Schoenfeld, A.H. (1983). Episodic and executive decisions in mathematics problem solving. In R. Lesh &amp; M. Landau, Acquisition of mathematics concepts and processes. New York'\: Academic Press.</text:p>
      <text:p text:style-name="P10">Schoenfeld, A.H. (1987). Cognition science and mathematics education: An overview. Cognitive science and mathematics education. Hillsdale, NJ: Lawrence Erlbaum.</text:p>
      <text:p text:style-name="P18">Schoenfeld, A. (in press). On mathematics as sense-making: An informal attack on the</text:p>
      <text:p text:style-name="P18">unfortunate divorce of formal and informal mathematics. In D.N. Perkins, J. Segal, &amp;</text:p>
      <text:p text:style-name="P18">J. Voss (Eds.), Informal reasoning and education. Hillsdale, NJ: Erlbaum.</text:p>
      <text:p text:style-name="P18">Schoenfeld, A. (forthcoming). Reflections on doing and teaching mathematics. In A.</text:p>
      <text:p text:style-name="P18">Schoenfeld (Ed.), Mathematical thinking and problem solving.</text:p>
      <text:p text:style-name="P18">Schoenfeld, A. H. (1992). Learning to think mathematically: Problem solving,</text:p>
      <text:p text:style-name="P18">metacognition, and sense-making in mathematics. In D. Grouws (Ed.), Handbook for</text:p>
      <text:p text:style-name="P18">Research on Mathematics Teaching and Learning (pp. 334-370). New York: MacMillan</text:p>
      <text:p text:style-name="P10">Silver, E.A., Branca, N. &amp; Adams, V. (1980). Metacognition. The missing link in problem solving? Proceeding of the fourth international conference for the psychology of mathematics education. Berkeley, CA:PME.</text:p>
      <text:p text:style-name="P12"><text:span text:style-name="T12">Slew, John (2013). Top-Down Approach to Teaching Problem Solving Heuristics in Mathematics. From:</text:span><text:a xlink:type="simple" xlink:href="http://repository.nie.edu.sg/jspui/bitstream/10497/2928/1/CRP1_04JH_Conf05(MES)_Tiong.pdf"><text:span text:style-name="T20">http://repository.nie.edu.sg/jspui/bitstream/10497/2928/1/CRP1_04JH_Conf05(MES)_Tiong.pdf</text:span></text:a> </text:p>
      <text:p text:style-name="P10"><text:soft-page-break/>Suydam, M. (1987). Implications from research on problem solving. In F. R. Curcio, Teaching and learning. A problem solving focus. Reston, VA: National Council of Teachers of Mathematics.</text:p>
      <text:p text:style-name="P10">Wilson, J., Fernandez, M., Hadaway, N. (2013). Mathematical Problem Solving. The University of Georgia (retrieved from the web.).</text:p>
      <text:p text:style-name="P2"><text:span text:style-name="T12">Florida Department of Education (2010). Classroom cognitive and meta-cognitive strategies for teachers:Research-based strategies for problem-solving in mathematics K-12. Bureau of </text:span> </text:p>
      <text:p text:style-name="P13">NOTES</text:p>
      <text:p text:style-name="P3">[For full citations, please see the Reference section of <text:span text:style-name="T21">The Schools Our Children Deserve.</text:span>]</text:p>
      <text:p text:style-name="P14"> </text:p>
      <text:p text:style-name="P4">1.  Brownell, 1928, p. 197.</text:p>
      <text:p text:style-name="P4">2.  Ibid., p. 200.</text:p>
      <text:p text:style-name="P4">3.  Lampert, 1986, p. 340.</text:p>
      <text:p text:style-name="P4">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4">5.  The National Research Council is quoted in Battista, 1999, p. 427.</text:p>
      <text:p text:style-name="P4">6.  Resnick, 1987, p. 14.</text:p>
      <text:p text:style-name="P4">7.  Brownell, 1932, p. 10.  He added:  if arithmetic somehow does become “meaningful, it becomes so in spite of drill” (p. 12).</text:p>
      <text:p text:style-name="P4">8.  Putnam et al., 1990, p. 85.</text:p>
      <text:p text:style-name="P4">9.  This real-life example comes from Paul Cobb by way of Gardner, 1991, p. 164.</text:p>
      <text:p text:style-name="P4">10.  This example, from Max Wertheimer’s <text:span text:style-name="T21">Productive Thinking</text:span>, is cited in Schoenfeld, p. 148.</text:p>
      <text:p text:style-name="P4">11. Kamii, 1994, pp. 36-40.</text:p>
      <text:p text:style-name="P4">12.  Cited in Schoenfeld, p. 150, among other places.  Another example:  a startling number of young children taught in traditional classrooms give the answer “36” to the question “There are 26 sheep and 10 goats on a ship.  How old is the captain?” (Kamii, 1989, p. 160).</text:p>
      <text:p text:style-name="P4">13. Dossey et al., 1988, pp. 67, 54.</text:p>
      <text:p text:style-name="P4">14. Because really bright students generally learn symbolic algorithms quickly, they appear to be doing fine when their performance is measured by standard mathematics tests.  But a closer look reveals that they too are being <text:soft-page-break/>dramatically affected by the mathematics miseducation of traditional curricula . . . [ending up with learning that is] only superficial” (Battista, p. 426).</text:p>
      <text:p text:style-name="P4">15. Kamii (e.g., 1994, pp. 43, 46) is especially persuasive on this point.</text:p>
      <text:p text:style-name="P4">16. Putnam et al., 1990, p. 96.</text:p>
      <text:p text:style-name="P4">17.  Jackson, 1997, p. I: 1.</text:p>
      <text:p text:style-name="P4">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4">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4">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4">21. Kahramanidis, 1988.</text:p>
      <text:p text:style-name="P4">22. Piaget, 1973, p. 106.</text:p>
      <text:p text:style-name="P4">23. Kamii, 1985b, p. 46.</text:p>
      <text:p text:style-name="P4">24. Another, more practical reason for asking this same question about a correct answer is that otherwise children will just assume “How did you get that?” is teacher code for “Nope -- try again.”</text:p>
      <text:p text:style-name="P4">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4">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4"><text:soft-page-break/>27. Lester, 1996, pp. 146-52.  For another teacher’s description of how – and how well – this approach works, see Strachota, 1996, chap. 3.</text:p>
      <text:p text:style-name="P4">28. Kamii, 1994, p. 67.</text:p>
      <text:p text:style-name="P4">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24">Other researchers have reached similar metacog</text:p>
      <text:p text:style-name="P25"><text:span text:style-name="T36">U.S. Students Slide In Global Ranking On Math, Reading, Science </text:span>NPR the two way – The breaking news NPR <text:span text:style-name="T22">by </text:span><text:a xlink:type="simple" xlink:href="http://www.npr.org/people/14562108/bill-chappell">BILL CHAPPELL</text:a><text:span text:style-name="T24"> </text:span><text:span text:style-name="T23">December 03, 2013 7:37 AM</text:span></text:p>
      <text:p text:style-name="P24"/>
      <text:p text:style-name="P24"><text:span text:style-name="T35">metacog</text:span>nition conclusions summarized by Lester et al. as follows:</text:p>
      <text:p text:style-name="P25"><text:a xlink:type="simple" xlink:href="http://www.oecd.org/pisa/keyfindings/pisa-2012-results.htm"><text:span text:style-name="T15">http://www.oecd.org/pisa/keyfindings/pisa-2012-results.htm</text:span></text:a><text:span text:style-name="T16"> Program of International Student Assessment website</text:span></text:p>
      <text:p text:style-name="P25"><text:span text:style-name="T27">Margaret Spellings, "10 Facts About K-12 Education Funding," Department of Education, June 2005,</text:span><text:a xlink:type="simple" xlink:href="http://www.ed.gov/about/overview/fed/10facts/10facts.pdf"><text:span text:style-name="T29">www.ed.gov/about/overview/fed/10facts/10facts.pdf</text:span></text:a><text:span text:style-name="T27">.</text:span></text:p>
      <text:p text:style-name="P25"><text:span text:style-name="T27">Ronald Reagan, Executive Order 12612, October 26,1987 </text:span><text:a xlink:type="simple" xlink:href="http://www.reagan.utexas.edu/archives/speeches/1987/102687d.htm"><text:span text:style-name="T29">www.reagan.utexas.edu/archives/speeches/1987/102687d.ht</text:span></text:a></text:p>
      <text:p text:style-name="P15">- See more at: http://www.downsizinggovernment.org/education/k-12-education-subsidies#sthash.8RmGUXLj.dpuf</text:p>
      <text:p text:style-name="P16"><text:span text:style-name="T28">U.S. Department of Education, Digest of Education Statistics, 2008, Table 104. - See more at: http://www.downsizinggovernment.org/education/k-12-education-subsidies#sthash.8RmGUXLj.dp</text:span> </text:p>
      <text:p text:style-name="P16"><text:span text:style-name="T28">National Commission on Excellence in Education, "A Nation at Risk," April 1983, pp. 114–55, www.ed.gov/pubs/natatrisk/index.h - See more at: http://www.downsizinggovernment.org/education/k-12-education-subsidies#sthash.8RmGUXLj.dpuf</text:span></text:p>
      <text:p text:style-name="P15">National Education Association, "NEA's Story: Answering the Call," February 2006, www.nea.org/aboutnea/neastory.html. - See more at: http://www.downsizinggovernment.org/education/k-12-education-subsidies#sthash.8RmGUXLj.dpuf</text:p>
      <text:p text:style-name="P16"><text:span text:style-name="T28"/></text:p>
      <text:p text:style-name="P16"><text:span text:style-name="T28">Boylan, H. R. (2002). What works: Research-based best practices in developmental</text:span></text:p>
      <text:p text:style-name="P15">education. Boone, NC: Appalachian State University.</text:p>
      <text:p text:style-name="P15"/>
      <text:p text:style-name="P15">Bridgeland, J. M, Dilulio, J.J., &amp; Morrison, K. B. (2006). The silent epidemic: Perspectives of</text:p>
      <text:p text:style-name="P15">high school dropouts. Civic Enterprises: Washington.</text:p>
      <text:p text:style-name="P15"/>
      <text:p text:style-name="P15"><text:soft-page-break/>Chandler,E. M. (1974). Student development through a learning assistance support system. The</text:p>
      <text:p text:style-name="P15">MSU Orient, (9: 4), 1-5 http://www.pvc.maricopa.edu/~7Elsche/resources/articles/chandler74.htm</text:p>
      <text:p text:style-name="P15"/>
      <text:p text:style-name="P15">Christ, F. L.(1971). Systems for learning assistance: Learner, learning facilitators, and learning</text:p>
      <text:p text:style-name="P15">centers. In F. L. Christ (Ed.), Interdisciplinary aspects of reading instruction. . Fourth</text:p>
      <text:p text:style-name="P15">Annual Proceedings of the Western College Reading Association, Los Angeles, 32-41.</text:p>
      <text:p text:style-name="P15">http://www.pvc.maricopa.edu/~lsche/resources/articles/lass.htm</text:p>
      <text:p text:style-name="P15"/>
      <text:p text:style-name="P15">College and Research Libraries, Board of Directors (1982, January/February)&gt; Guidelines for</text:p>
      <text:p text:style-name="P15">two-year college learning resources programs. Revised June 30, 1981. C&amp; RL News.</text:p>
      <text:p text:style-name="P15"/>
      <text:p text:style-name="P15">Currey, J. W. (1980). Creating functional learning resources centers. In K. Mikan (Ed.),</text:p>
      <text:p text:style-name="P15">Learning resourcs center conference: Proceedings and evaluatin (pp. 17-24). Birmingham. (ERIC Document Reproduction Service No. ED 222 180)</text:p>
      <text:p text:style-name="P15"/>
      <text:p text:style-name="P15">Diploma to nowhere (2008). Strong American Schools: Washington. Wayne J. Urban and Jennings L. Wagoner Jr., American Education: A History, 3rded. (Boston: McGraw-Hill, 2004), p. 171. - See more at: http://www.downsizinggovernment.org/education/k-12-education-subsidies#sthash.8RmGUXLj.dpuf</text:p>
      <text:p text:style-name="P16"/>
      <text:p text:style-name="P16">Dodge, L. &amp; Kendall, M. E. (2004). Learning communities. College Teaching, 52, 150-155.</text:p>
      <text:p text:style-name="P16">http://www.ivytech.edu/about/news-stories/achievingthedream070809.html</text:p>
      <text:p text:style-name="P16"/>
      <text:p text:style-name="P16">Karwin, T. J. (1973). Flying a learning center: Design and costs of an off-campus space for</text:p>
      <text:p text:style-name="P16">learning. Berkeley: The Carnegie Commission on Higher Education.</text:p>
      <text:p text:style-name="P16"/>
      <text:p text:style-name="P16">Kirst, M. W. &amp; Venezie, A. (2004). The case for improving connections between K-12 schools</text:p>
      <text:p text:style-name="P16">and colleges. In R. Kazi, J. Vargas &amp; N. Hoffman, (Eds.), Double the numbers: Increasing postsecondary credentials for underrepresented youth. Harvard Education Press: Cambridge.</text:p>
      <text:p text:style-name="P16"><text:soft-page-break/>NCAT. (2010). http://www.thencat.org/.</text:p>
      <text:p text:style-name="P16"/>
      <text:p text:style-name="P16">NCLCA. (2010). http://www.eiu.edu/~lrnasst/nclca/.</text:p>
      <text:p text:style-name="P16"/>
      <text:p text:style-name="P16">Sharpe, A. D. (1978). Essentials for an effective learning environment. In J. D. Terry &amp; R. W.</text:p>
      <text:p text:style-name="P16">Holes (eds.), The administration of learning resources centers (pp. 128-139). Washington: University Press of America.</text:p>
      <text:p text:style-name="P16"/>
      <text:p text:style-name="P16">The role of learning assistance programs. Research and teaching in developmental education.</text:p>
      <text:p text:style-name="P16">5(2), pp. 25-38. http:// www.nade.net/.../ Learning %20Assistance. Walker, C. (1980). The learning assistance center in a selective institution. In K. V. Lauridsen (Ed.), Examining the scope of learning centers (pp. 57-68_. San Francisco: Joseey-Bass.</text:p>
      <text:p text:style-name="P16"/>
      <text:p text:style-name="P16"><text:a xlink:type="simple" xlink:href="http://en.wikipedia.org/wiki/Common_Core_State_Standards_Initiative#cite_ref"><text:span text:style-name="T20">http://en.wikipedia.org/wiki/Common_Core_State_Standards_Initiative#cite_ref</text:span></text:a></text:p>
      <text:p text:style-name="P16"><text:a xlink:type="simple" xlink:href="http://en.wikipedia.org/wiki/Common_Core_State_Standards_Initiative#cite_ref-corestandards.org.2Fterms-of-use_9-0"><text:span text:style-name="T20">-corestandards.org.2Fterms-of-use_9-0</text:span></text:a></text:p>
      <text:p text:style-name="P16"/>
      <text:p text:style-name="P16">The Florida College System2013 Annual Report 1<text:a xlink:type="simple" xlink:href="http://www.corestandards.org/resources/frequently-asked-questions"><text:span text:style-name="T30">"Frequently Asked Questions"</text:span></text:a><text:span text:style-name="T13">. Common Core State Standards Initiative. Retrieved December 4, 2013.</text:span></text:p>
      <text:p text:style-name="P16"><text:a xlink:type="simple" xlink:href="http://www.corestandards.org/public-license"><text:span text:style-name="T30">Common Core State Standards Initiative | Public License</text:span></text:a><text:span text:style-name="T13">. Corestandards.org. Retrieved on 2013-07-</text:span>http://www.corestandards.org/assets/CCSSI_Mathematics_Appendix_A.pdf</text:p>
      <text:p text:style-name="P16"><text:span text:style-name="T13">Pritchett, Bailey.</text:span><text:a xlink:type="simple" xlink:href="http://news.heartland.org/newspaper-article/2013/07/22/common-core-testing-costs-increase-georgia-withdraws"><text:span text:style-name="T32">"Common Core Testing Costs Increase; Georgia Withdraws"</text:span></text:a><text:span text:style-name="T13">. Heartland Foundation. Retrieved February 3, 2014.</text:span></text:p>
      <text:p text:style-name="P16"><text:span text:style-name="T13">Greg Toppo (May 1, 2012). </text:span><text:a xlink:type="simple" xlink:href="http://usatoday30.usatoday.com/news/education/story/2012-04-28/common-core-education/54583192/1"><text:span text:style-name="T31">"Common Core standards drive wedge in education circles"</text:span></text:a><text:span text:style-name="T13">. </text:span><text:span text:style-name="T14">USA Today</text:span><text:span text:style-name="T13">. Retrieved March 23, 2013.</text:span></text:p>
      <text:p text:style-name="P16"/>
      <text:p text:style-name="P16">American Association of State Colleges and Universities A Higher Education Policy Brief • August 2008 Enhancing College Student Success Through Developmental Education by Alene Russell</text:p>
      <text:p text:style-name="P16">Senior State Policy Consultant National Center for Developmental Education Website 2013</text:p>
      <text:p text:style-name="P16">National Achieve, Inc. Closing the Expectations Gap: An Annual 50-State Progress Report on the Alignment of High School Policies with the Demands of College and Career, 2008 <text:a xlink:type="simple" xlink:href="http://www.achieve.org/files/50-state-2008-">http://www.achieve.org/files/50-state-2008-</text:a> final02-25-08.pdf</text:p>
      <text:p text:style-name="P16"/>
      <text:p text:style-name="P16">Education Commission of the States. State Policies on Community College Remedial Education: Findings from a National Survey, 2002. <text:a xlink:type="simple" xlink:href="http://ecs.org/clearinghouse/40/81/4081.pdf"><text:span text:style-name="T20">http://ecs.org/clearinghouse/40/81/4081.pdf</text:span></text:a></text:p>
      <text:p text:style-name="P16"><text:soft-page-break/><text:span text:style-name="T33">By improving students' academic </text:span><text:span text:style-name="T34">http://www.umkc.edu/cad/nade/nadedocs/hbcase95.htm</text:span><text:span text:style-name="T33"> (4 of 9) [11/11/01 3:59:27 PM]Making the Case for Developmental Education, Hunter R. Boylanskills,</text:span></text:p>
      <text:p text:style-name="P16"/>
      <text:p text:style-name="P16">Astin, A. (1977). Four critical years. San Francisco: Jossey-Bass</text:p>
      <text:p text:style-name="P16"><text:s/>Boylan, H. (1988). The historical roots of developmental education. Part III. Review of Research in Developmental Education, 5 (3).</text:p>
      <text:p text:style-name="P16">Boylan, H. (1992, November). What we know about what we do and what we do about</text:p>
      <text:p text:style-name="P16">what we know. Keynote address at the National Conference on Research in Developmental</text:p>
      <text:p text:style-name="P16">Education. Charlotte, NC.</text:p>
      <text:p text:style-name="P16"/>
      <text:p text:style-name="P16">Boylan, H., Bonham, B., &amp; Bliss, L. (1992). The impact of developmental programs.</text:p>
      <text:p text:style-name="P16">Research in Developmental Education, 9 (5).</text:p>
      <text:p text:style-name="P16"/>
      <text:p text:style-name="P16">Brier, E. (1984). Bridging the academic preparation gap: A historical view. Journal of</text:p>
      <text:p text:style-name="P16">Developmental Education, 8 (1), 2-5.</text:p>
      <text:p text:style-name="P16"/>
      <text:p text:style-name="P16">Carnegie Commission for the Advancement of Higher Education. (1980). Three thousand</text:p>
      <text:p text:style-name="P16">futures. San Francisco: Jossey-Bass.</text:p>
      <text:p text:style-name="P16"/>
      <text:p text:style-name="P16">Chickering, A. (1969). Education and identity. San Francisco: Jossey-Bass.</text:p>
      <text:p text:style-name="P16"/>
      <text:p text:style-name="P16">College enrollment by age. (1994, September 1). Chronicle of Higher Education, p. 15.</text:p>
      <text:p text:style-name="P16">Cross, P. (1976). Accent on learning. San Francisco: Jossey-Bass.</text:p>
      <text:p text:style-name="P16">Erickson, E. (1968). Identity: Youth, and crisis. New York: W.W. Norton.</text:p>
      <text:p text:style-name="P16"/>
      <text:p text:style-name="P16">Grubb, N. (1991). The decline of community college transfer rates: Evidence from national longitudinal surveys. Journal of Higher Education, 62 (2), 194-217.</text:p>
      <text:p text:style-name="P16"/>
      <text:p text:style-name="P16">Higher Education Extension Service. (1992). The academic performance of college students. New York: Teacher's College, Columbia University</text:p>
      <text:p text:style-name="P16"/>
      <text:p text:style-name="P16">Hodgkinson, H. (1985). All one system: Demographics of education, kindergarten through</text:p>
      <text:p text:style-name="P16"><text:soft-page-break/>high school. Washington, D.C.: Institute for Educational Leadership.</text:p>
      <text:p text:style-name="P16"/>
      <text:p text:style-name="P16"><text:span text:style-name="T37">H</text:span>odgkinson, H. (1993). Southern crossroads: A demographic look at the southeast.</text:p>
      <text:p text:style-name="P16">Tallahassee, FL: Southeastern Regional Vision for Education.</text:p>
      <text:p text:style-name="P16"/>
      <text:p text:style-name="P16">Keimig, R. T. (1983). Raising academic standards: A guide to learning improvement.</text:p>
      <text:p text:style-name="P16">(ASHE/ERIC Research Report)</text:p>
      <text:p text:style-name="P16">Astin, A. (1977). Four critical years. San Francisco: Jossey-Bass</text:p>
      <text:p text:style-name="P16"/>
      <text:p text:style-name="P16">Boylan, H. (1988). The historical roots of developmental education. Part III. Review of</text:p>
      <text:p text:style-name="P16">Research in Developmental Education, 5 (3).</text:p>
      <text:p text:style-name="P16">Boylan, H. (1992, November). What we know about what we do and what we do about</text:p>
      <text:p text:style-name="P16">what we know. Keynote address at the National Conference on Research in Developmental</text:p>
      <text:p text:style-name="P16">Education. Charlotte, NC.</text:p>
      <text:p text:style-name="P16"/>
      <text:p text:style-name="P16">Boylan, H., Bonham, B., &amp; Bliss, L. (1992). The impact of developmental programs.</text:p>
      <text:p text:style-name="P16">Research in Developmental Education, 9 (5).</text:p>
      <text:p text:style-name="P16">Brier, E. (1984). Bridging the academic preparation gap: A historical view. Journal of</text:p>
      <text:p text:style-name="P16">Developmental Education, 8 (1), 2-5.</text:p>
      <text:p text:style-name="P16">Carnegie Commission for the Advancement of Higher Education. (1980). Three thousand</text:p>
      <text:p text:style-name="P16">futures. San Francisco: Jossey-Bass.</text:p>
      <text:p text:style-name="P16">Chickering, A. (1969). Education and identity. San Francisco: Jossey-Bass.</text:p>
      <text:p text:style-name="P16">College enrollment by age. (1994, September 1). Chronicle of Higher Education, p. 15.</text:p>
      <text:p text:style-name="P16">Cross, P. (1976). Accent on learning. San Francisco: Jossey-Bass.</text:p>
      <text:p text:style-name="P16">Erickson, E. (1968). Identity: Youth, and crisis. New York: W.W. Norton.</text:p>
      <text:p text:style-name="P16">Grubb, N. (1991). The decline of community college transfer rates: Evidence from national</text:p>
      <text:p text:style-name="P16">longitudinal surveys. Journal of Higher Education, 62 (2), 194-217.</text:p>
      <text:p text:style-name="P16">Higher Education Extension Service. (1992). The academic performance of college</text:p>
      <text:p text:style-name="P16">students. New York: Teacher's College, Columbia University</text:p>
      <text:p text:style-name="P16">Hodgkinson, H. (1985). All one system: Demographics of education, kindergarten through</text:p>
      <text:p text:style-name="P16">high school. Washington, D.C.: Institute for Educational Leadership.</text:p>
      <text:p text:style-name="P16"><text:soft-page-break/>Hodgkinson, H. (1993). Southern crossroads: A demographic look at the southeast.</text:p>
      <text:p text:style-name="P16">Tallahassee, FL: Southeastern Regional Vision for Education.</text:p>
      <text:p text:style-name="P16">Keimig, R. T. (1983). Raising academic standards: A guide to learning improvement.</text:p>
      <text:p text:style-name="P16">(ASHE/ERIC Research Report)</text:p>
      <text:p text:style-name="P16">Maxwell, M. (1985). Improving student learning skills. San Francisco: Jossey-Bass.</text:p>
      <text:p text:style-name="P16">National Center for Education Statistics. (1991). Survey report: College level remediation</text:p>
      <text:p text:style-name="P16">in the fall of 1989. Washington, D.C.: U.S. Department of Education, Office of Educational</text:p>
      <text:p text:style-name="P16">Research and Improvement.</text:p>
      <text:p text:style-name="P16">Perry, W. (1970). Forms of intellectual and ethical development in the college years. New</text:p>
      <text:p text:style-name="P16">York: Holt, Rinehart, and Winston</text:p>
      <text:p text:style-name="P17"><text:span text:style-name="T38">"Taking Learning Seriously," in Change, July/August 1999. Volume 31, Number 4. Pages 10-17.</text:span></text:p>
      <text:p text:style-name="P5"><text:span text:style-name="T1">StateImpact Florida journalists</text:span><text:a xlink:type="simple" xlink:href="http://stateimpact.npr.org/florida/author/joconnor/"><text:span text:style-name="T3"> John O'Connor</text:span></text:a><text:span text:style-name="T1"> and </text:span><text:a xlink:type="simple" xlink:href="http://stateimpact.npr.org/florida/author/smack/"><text:span text:style-name="T2">Sammy Mack</text:span></text:a><text:span text:style-name="T1"> travel the state to report on how education issues affect you. StateImpact Florida is a project of </text:span><text:a xlink:type="simple" xlink:href="http://www.wusf.usf.edu/"><text:span text:style-name="T3">WUSF</text:span></text:a><text:span text:style-name="T1"> Public Media and </text:span><text:a xlink:type="simple" xlink:href="http://www.wlrn.org/"><text:span text:style-name="T3">WLRN</text:span></text:a><text:span text:style-name="T1"> Public Media.</text:span></text:p>
      <text:h text:style-name="P34" text:outline-level="1">13th Grade: Why More Florida Students Than Ever Struggle With Math</text:h>
      <text:list xml:id="list6811556035536985597" text:style-name="L1">
        <text:list-header>
          <text:p text:style-name="P7"><draw:frame draw:style-name="fr1" draw:name="Frame2" text:anchor-type="paragraph" svg:width="2.2917in" draw:z-index="0"><draw:text-box fo:min-height="0.0161in"><text:h text:style-name="P32" text:outline-level="6">DECEMBER 10, 2012 | 6:00 AM</text:h><text:h text:style-name="P33" text:outline-level="6"><text:span text:style-name="T25">BY </text:span><text:a xlink:type="simple" xlink:href="http://stateimpact.npr.org/florida/author/sgonzalez/"><text:span text:style-name="T26">SARAH GONZALEZ</text:span></text:a></text:h></draw:text-box></draw:frame></text:p>
        </text:list-header>
      </text:list>
      <text:p text:style-name="P6"/>
      <text:p text:style-name="P6"/>
      <text:h text:style-name="P35" text:outline-level="1">President Obama and Education Reform: The Personal and the Political</text:h>
      <text:p text:style-name="P27"><text:span text:style-name="T4"> </text:span><text:span text:style-name="T5">By Robert Maranto, Michael Q. McShane</text:span> </text:p>
      <text:p text:style-name="P27"/>
      <text:p text:style-name="P8"/>
      <text:p text:style-name="P9"/>
      <text:p text:style-name="P26">Trends in Developmental Education David Arendale, University of Missouri-Kansas City</text:p>
      <text:p text:style-name="P45">References </text:p>
      <text:p text:style-name="P36">Blais, D.M. (1988). Constructivism: A theoretical revolution for algebra. The Mathematics Teacher, 81 (11), 64-31. </text:p>
      <text:p text:style-name="P19">Blinco, P. (1991) “Task Persitnec in Japanese Elementary Schools” Windows on Japenese Education (New Your; Greenwood Press.</text:p>
      <text:p text:style-name="P22">Dossey, J., Mullis, I., Lindquist, M, &amp; Chambers, D. (1988). The mathematics report card: Are we measuring up? Trends and achievement based on the 1986 National <text:s/><text:span text:style-name="T45">Assessment. Princeton, NJ: Educational Testing Service</text:span></text:p>
      <text:p text:style-name="P36">Paul, R. &amp; Elder, L. (2001). Critical Thinking: Tools for Taking Charge of Your Learning and Your Life. Upper Saddle River, N.J: Prentice Hall </text:p>
      <text:p text:style-name="P36">Paul, R. &amp; Elder, L. (200<text:span text:style-name="T48">3</text:span>). <text:span text:style-name="T48">The Miniature Guide to Critical Thinking: Concepts and Tools</text:span>. <text:span text:style-name="T48">The Foundation for Critical Thinking. Dillon Beach, CA.</text:span> </text:p>
      <text:p text:style-name="P36">Schoenfeld, A.H. (1987). Cognitive science and mathematics education. Hillsdale, N.J: Lawrence Erlbaum Associates. </text:p>
      <text:p text:style-name="P37">Dewey, J. (1933). How to Think: A restatement of the relation of reflective thinking of the educative process. Boston: Heath.</text:p>
      <text:p text:style-name="P37">Garfloa, J. &amp; Lester, F. K. (1985). Metacognition, cognitive monitoring, and mathematical performance. Journal for Research in Mathematics Education, 16, 163-176/ </text:p>
      <text:p text:style-name="P22">Hinsley, D.A., Hayes, J.R., &amp; Simon, H.A. From words to equations: meaning and</text:p>
      <text:p text:style-name="P22">representation in algebra word problems. In M. Just &amp; P. Carpenter (Eds.), </text:p>
      <text:p text:style-name="P20">Cognitive processes in comprehension (pp. 89-106). Hillsdale, NJ: Erlbaum.</text:p>
      <text:p text:style-name="P37">Lesh, R. (1981). Applied mathematical problem solving. Educational Studies in Mathematics, 12(20, 235-265. </text:p>
      <text:p text:style-name="P38">Stillmanm G. (2010) Metacognition research in mathematics education: from hot topic to mature field. ZDM <text:span text:style-name="T49">International Journal for </text:span>Mathematics Education. Australian Catholic University. Australia</text:p>
      <text:p text:style-name="P37">National Council of Supervisors of Mathematics. (1978). Position paper on basic mathematical skills.. Mathematics Teacher, 71(2), 147-52.How we think: A restatement of the relation of reflective think to the educative process. Boston: Heath</text:p>
      <text:p text:style-name="P39"><text:soft-page-break/><text:span text:style-name="T50">P</text:span>olya, G. (1973). how to solve it. Princeton University Press.</text:p>
      <text:p text:style-name="P39">Schoenfeld, A.H. (1983). Episodic and executive decisions in mathematics problem solving. In R. Lesh &amp; M. Landau, Acquisition of mathematics concepts and processes. New York'\: Academic Press. </text:p>
      <text:p text:style-name="P39">Schoenfeld, A.H. (1987). Cognition science and mathematics education: An overview. Cognitive science and mathematics education. Hillsdale, NJ: Lawrence Erlbaum. </text:p>
      <text:p text:style-name="P22">Schoenfeld, A. (in press). On mathematics as sense-making: An informal attack on the unfortunate divorce of formal and informal mathematics. In D.N. Perkins, J. Segal, &amp; J. Voss (Eds.), Informal reasoning and education. Hillsdale, NJ: Erlbaum. </text:p>
      <text:p text:style-name="P22">Schoenfeld, A. (forthcoming). Reflections on doing and teaching mathematics. In A. <text:span text:style-name="T46">Schoenfeld (Ed.), Mathematical thinking and problem solving. </text:span></text:p>
      <text:p text:style-name="P39">Silver, E.A., Branca, N. &amp; Adams, V. (1980). Metacognition. The missing link in problem solving? Proceeding of the fourth international conference for the psychology of mathematics education. Berkeley, CA:PME.</text:p>
      <text:p text:style-name="P22">Stigler, J., &amp; Perry, M. (1989). Cross cultural studies of mathematics teaching and learning: Recent findings and new directions. In D. Grouws &amp; T. Cooney (Eds.), Effective Mathematics Teaching (pp. 194-223). Hillsdale, NJ: Erlbaum. </text:p>
      <text:p text:style-name="P39">Suydam, M. (1987). Implications from research on problem solving. In F. R. Curcio, Teaching and learning. A problem solving focus. Reston, VA: National Council of Teachers of Mathematics. </text:p>
      <text:p text:style-name="P39">Wilson, J., Fernandez, M., Hadaway, N. (2013). Mathematical Problem Solving. The University of Georgia <text:span text:style-name="T51">(retrieved from the web.)</text:span>. </text:p>
      <text:p text:style-name="P39">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40">Siew, J. (2013). Top-Down Approach to Teaching Problem Solving Heuristics in Mathematics. Center for Research in Pedagogy and Practice, National Institute of Education, Nanyang Technological University, Singapore. </text:p>
      <text:p text:style-name="P38">Lucas, C.A., Goerss, B.L. (2007). Using a post-graphic organizer in the mathematics classroom. Journal of Reading Education, 32(2), 26-30. </text:p>
      <text:p text:style-name="P38">National Library of Virtual Math Manipulative. Retrieved from the Web. http://nlvm.usu.edu/en/nav/vlibrary.html </text:p>
      <text:p text:style-name="P38"><text:soft-page-break/><text:span text:style-name="T9">Nosich, Gerald M. (2009, 2005, 2001) </text:span><text:span text:style-name="T10">Learning to Think Things Through: A Guide to Critical Thinking Across the Curriculum</text:span><text:span text:style-name="T9">. Published by </text:span><text:a xlink:type="simple" xlink:href="http://en.wikipedia.org/wiki/Prentice_Hall"><text:span text:style-name="T11">Pearson Prentice Hall</text:span></text:a><text:span text:style-name="T9">. 3rd edition, pp. 33–38.</text:span> </text:p>
      <text:p text:style-name="P38">Logical Reasoning Reimer, W. &amp; Reimer, L (2005). Historical connections in mathematics volume III: <text:s/>resources for using history of mathematics in the classroom. AIMS Educational Foundation. </text:p>
      <text:p text:style-name="P38">Arcavi, A. (2003). The role of visual representations in the learning of mathematics. <text:s/>Educational Studies in Mathematics, 52, 215-241. </text:p>
      <text:p text:style-name="P38"><text:s/>Cawley, J., Parmar, R., Foley, T. E., Salmon, S., &amp; Roy, S. (2001). Arithmetic performance of students: Implications for standards and programming. <text:s/>Exceptional Children, 67, 311–328. </text:p>
      <text:p text:style-name="P38">Montague, M. (2003). Solve it: A mathematical problem-solving instructional program. <text:s/>Reston, VA: Exceptional Innovations. </text:p>
      <text:p text:style-name="P41">Kramarski, B.&amp; Mevarech, Z. (2003). Enhancing mathematical reasoning in the classroom: effects of cooperative learning and metacognitiive training. American Educational Research Journal. 40(1), 281-310</text:p>
      <text:p text:style-name="P43">References </text:p>
      <text:p text:style-name="P36">Blais, D.M. (1988). Constructivism: A theoretical revolution for algebra. The Mathematics Teacher, 81 (11), 64-31. </text:p>
      <text:p text:style-name="P22">Dossey, J., Mullis, I., Lindquist, M, &amp; Chambers, D. (1988). The mathematics report </text:p>
      <text:p text:style-name="P22">card: Are we measuring up? Trends and achievement based on the 1986 National </text:p>
      <text:p text:style-name="P22">Assessment. Princeton, NJ: Educational Testing Service</text:p>
      <text:p text:style-name="P36"/>
      <text:p text:style-name="P36">Paul, R. &amp; Elder, L. (2001). Critical Thinking: Tools for Taking Charge of Your Learning and Your Life. Upper Saddle River, N.J: Prentice Hall </text:p>
      <text:p text:style-name="P36">Paul, R. &amp; Elder, L. (200<text:span text:style-name="T52">7</text:span>). <text:span text:style-name="T52">How to Study and Learn a Discipline. Dillon Beach, CA: Foundations for Critical Thinking Press.</text:span> </text:p>
      <text:p text:style-name="P36">Paul, R. &amp; Elder, L. (200<text:span text:style-name="T52">7</text:span>). <text:span text:style-name="T52">How to Improve Student Learning: 30 Practical Ideas. Dillon Beach, CA: Foundations for Critical Thinking Press.</text:span> </text:p>
      <text:p text:style-name="P36"><text:soft-page-break/>Schoenfeld, A.H. (1987). Cognitive science and mathematics education. Hillsdale, N.J: Lawrence Erlbaum Associates. </text:p>
      <text:p text:style-name="P37">Dewey, J. (1933). How to Think: A restatement of the relation of reflective thinking of the educative process. Boston: Heath.</text:p>
      <text:p text:style-name="P37">Garfloa, J. &amp; Lester, F. K. (1985). Metacognition, cognitive monitoring, and mathematical performance. Journal for Research in Mathematics Education, 16, 163-176/ </text:p>
      <text:p text:style-name="P22">Hinsley, D.A., Hayes, J.R., &amp; Simon, H.A. From words to equations: meaning and representation in algebra word problems. In M. Just &amp; P. Carpenter (Eds.), Cognitive processes in comprehension (pp. 89-106). Hillsdale, NJ: Erlbaum.</text:p>
      <text:p text:style-name="P37">Lesh, R. (1981). Applied mathematical problem solving. Educational Studies in Mathematics, 12(20, 235-265. </text:p>
      <text:p text:style-name="P22">Lester, F., Garofalo, J., &amp; Kroll, D. (1989). The role of metacognition in mathematical problem solving: A study of two grade seven classes. Final report to the National Science Foundation of NSF project MDR 85-50346</text:p>
      <text:p text:style-name="P38">Stillmanm G. (2010) Metacognition research in mathematics education: from hot topic to mature field. ZDM <text:span text:style-name="T49">International Journal for </text:span>Mathematics Education. Australian Catholic University. Australia</text:p>
      <text:p text:style-name="P37">National Council of Supervisors of Mathematics. (1978). Position paper on basic mathematical skills.. Mathematics Teacher, 71(2), 147-52.How we think: A restatement of the relation of reflective think to the educative process. Boston: Heath</text:p>
      <text:p text:style-name="P39"><text:span text:style-name="T9">Nosich, Gerald M. (2009, 2005, 2001) </text:span><text:span text:style-name="T10">Learning to Think Things Through: A Guide to Critical Thinking Across the Curriculum</text:span><text:span text:style-name="T9">. Published by </text:span><text:a xlink:type="simple" xlink:href="http://en.wikipedia.org/wiki/Prentice_Hall"><text:span text:style-name="T11">Pearson Prentice Hall</text:span></text:a><text:span text:style-name="T9">. 3rd edition, pp. 33–38.</text:span> </text:p>
      <text:p text:style-name="P39"><text:span text:style-name="T50">P</text:span>olya, G. (1973). how to solve it. Princeton University Press.</text:p>
      <text:p text:style-name="P39">Schoenfeld, A.H. (1983). Episodic and executive decisions in mathematics problem solving. In R. Lesh &amp; M. Landau, Acquisition of mathematics concepts and processes. New York'\: Academic Press. </text:p>
      <text:p text:style-name="P39">Schoenfeld, A.H. (1987). Cognition science and mathematics education: An overview. Cognitive science and mathematics education. Hillsdale, NJ: Lawrence Erlbaum. </text:p>
      <text:p text:style-name="P22">Schoenfeld, A. (in press). On mathematics as sense-making: An informal attack on the </text:p>
      <text:p text:style-name="P22">unfortunate divorce of formal and informal mathematics. In D.N. Perkins, J. Segal, &amp; </text:p>
      <text:p text:style-name="P22"><text:soft-page-break/>J. Voss (Eds.), Informal reasoning and education. Hillsdale, NJ: Erlbaum. </text:p>
      <text:p text:style-name="P22">Schoenfeld, A. (forthcoming). Reflections on doing and teaching mathematics. In A. </text:p>
      <text:p text:style-name="P22">Schoenfeld (Ed.), Mathematical thinking and problem solving. </text:p>
      <text:p text:style-name="P21">Schoenfeld, A. H. (1992). Learning to think mathematically: Problem solving, </text:p>
      <text:p text:style-name="P21">metacognition, and sense-making in mathematics. In D. Grouws (Ed.), Handbook for </text:p>
      <text:p text:style-name="P21">Research on Mathematics Teaching and Learning (pp. 334-370). New York: MacMillan</text:p>
      <text:p text:style-name="P39">Silver, E.A., Branca, N. &amp; Adams, V. (1980). Metacognition. The missing link in problem solving? Proceeding of the fourth international conference for the psychology of mathematics education. Berkeley, CA:PME.</text:p>
      <text:p text:style-name="P44"><text:span text:style-name="T47">Slew, John (2013). Top-Down Approach to Teaching Problem Solving Heuristics in Mathematics. From:</text:span><text:a xlink:type="simple" xlink:href="http://repository.nie.edu.sg/jspui/bitstream/10497/2928/1/CRP1_04JH_Conf05(MES)_Tiong.pdf">http://repository.nie.edu.sg/jspui/bitstream/10497/2928/1/CRP1_04JH_Conf05(MES)_Tiong.pdf</text:a> </text:p>
      <text:p text:style-name="P42"/>
      <text:p text:style-name="P39">Suydam, M. (1987). Implications from research on problem solving. In F. R. Curcio, Teaching and learning. A problem solving focus. Reston, VA: National Council of Teachers of Mathematics. </text:p>
      <text:p text:style-name="P39">Wilson, J., Fernandez, M., Hadaway, N. (2013). Mathematical Problem Solving. The University of Georgia <text:span text:style-name="T51">(retrieved from the web.)</text:span>. </text:p>
      <text:p text:style-name="P46">Florida Department of Education (2010). Classroom cognitive and meta-cognitive strategies for teachers:Research-based strategies for problem-solving in mathematics K-12. Bureau of Exceptional Education and</text:p>
      <text:p text:style-name="P1"><text:span text:style-name="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Calibri" svg:font-family="Calibri, sans-serif"/>
    <style:font-face style:name="Georgia\, serif" svg:font-family="'Georgia\, serif'"/>
    <style:font-face style:name="Helvetica Neue" svg:font-family="'Helvetica Neue', Arial, sans-serif"/>
    <style:font-face style:name="Interstate-Light" svg:font-family="Interstate-Light, serif"/>
    <style:font-face style:name="Lucida Grande" svg:font-family="'Lucida Grande'"/>
    <style:font-face style:name="Mangal1" svg:font-family="Mangal"/>
    <style:font-face style:name="Verdana" svg:font-family="Verdana, sans-serif"/>
    <style:font-face style:name="inherit" svg:font-family="inherit"/>
    <style:font-face style:name="proxima-nova" svg:font-family="proxima-nova, sans-serif"/>
    <style:font-face style:name="sans-serif" svg:font-family="sans-serif"/>
    <style:font-face style:name="serif" svg:font-family="serif"/>
    <style:font-face style:name="Plato Regular" svg:font-family="'Plato Regular'" style:font-pitch="variable"/>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21:26:16.043000000</meta:creation-date>
    <dc:date>2014-06-04T22:05:40.480000000</dc:date>
    <meta:editing-duration>PT24M13S</meta:editing-duration>
    <meta:editing-cycles>2</meta:editing-cycles>
    <meta:generator>LibreOffice/4.1.4.2$Windows_x86 LibreOffice_project/0a0440ccc0227ad9829de5f46be37cfb6edcf72</meta:generator>
    <meta:document-statistic meta:table-count="0" meta:image-count="0" meta:object-count="0" meta:page-count="23" meta:paragraph-count="360" meta:word-count="6583" meta:character-count="47571" meta:non-whitespace-character-count="41132"/>
  </office:meta>
</office:document-meta>
</file>